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1139in" fo:margin-left="0.575in" table:align="left"/>
    </style:style>
    <style:style style:name="Table3.A" style:family="table-column">
      <style:table-column-properties style:column-width="6.1139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1056in" fo:margin-left="0.5826in" table:align="left"/>
    </style:style>
    <style:style style:name="Table4.A" style:family="table-column">
      <style:table-column-properties style:column-width="6.1056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0896in" fo:margin-left="0.5986in" table:align="left"/>
    </style:style>
    <style:style style:name="Table5.A" style:family="table-column">
      <style:table-column-properties style:column-width="6.0896in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Text_20_body">
      <style:paragraph-properties fo:line-height="100%" fo:text-align="center" style:justify-single-word="false"/>
      <style:text-properties style:font-name="Liberation Serif" fo:font-size="16pt" officeooo:rsid="00182b42" officeooo:paragraph-rsid="0014721a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style:font-name="Liberation Serif" officeooo:rsid="00182b42" officeooo:paragraph-rsid="0014721a"/>
    </style:style>
    <style:style style:name="P3" style:family="paragraph" style:parent-style-name="Text_20_body">
      <style:paragraph-properties fo:line-height="0.1764in"/>
      <style:text-properties style:font-name="Liberation Serif" officeooo:rsid="00182b42" officeooo:paragraph-rsid="0014721a"/>
    </style:style>
    <style:style style:name="P4" style:family="paragraph" style:parent-style-name="Text_20_body">
      <style:paragraph-properties fo:text-align="center" style:justify-single-word="false"/>
      <style:text-properties style:font-name="Liberation Serif" fo:font-weight="bold" officeooo:rsid="00182b42" officeooo:paragraph-rsid="0014721a" style:font-weight-asian="bold" style:font-weight-complex="bold"/>
    </style:style>
    <style:style style:name="P5" style:family="paragraph" style:parent-style-name="Text_20_body">
      <style:paragraph-properties fo:line-height="0.1409in" fo:text-align="center" style:justify-single-word="false"/>
      <style:text-properties style:font-name="Liberation Serif" fo:font-size="10pt" officeooo:rsid="00182b42" officeooo:paragraph-rsid="0014721a" style:font-size-asian="10pt" style:font-size-complex="10pt"/>
    </style:style>
    <style:style style:name="P6" style:family="paragraph" style:parent-style-name="Text_20_body">
      <style:paragraph-properties fo:line-height="100%" fo:text-align="center" style:justify-single-word="false"/>
      <style:text-properties style:font-name="Liberation Serif" officeooo:rsid="0014721a" officeooo:paragraph-rsid="0014721a"/>
    </style:style>
    <style:style style:name="P7" style:family="paragraph" style:parent-style-name="Text_20_body">
      <style:text-properties fo:font-size="14pt" fo:font-weight="normal" officeooo:rsid="0014721a" officeooo:paragraph-rsid="0014721a" style:font-size-asian="12.25pt" style:font-weight-asian="normal" style:font-size-complex="14pt" style:font-weight-complex="normal"/>
    </style:style>
    <style:style style:name="P8" style:family="paragraph" style:parent-style-name="Text_20_body">
      <style:text-properties fo:font-size="14pt" fo:font-weight="normal" officeooo:rsid="00157d08" officeooo:paragraph-rsid="00157d08" style:font-size-asian="12.25pt" style:font-weight-asian="normal" style:font-size-complex="14pt" style:font-weight-complex="normal"/>
    </style:style>
    <style:style style:name="P9" style:family="paragraph" style:parent-style-name="Text_20_body">
      <style:text-properties fo:font-size="14pt" fo:font-weight="normal" officeooo:rsid="0016a757" officeooo:paragraph-rsid="0016a757" style:font-size-asian="12.25pt" style:font-weight-asian="normal" style:font-size-complex="14pt" style:font-weight-complex="normal"/>
    </style:style>
    <style:style style:name="P10" style:family="paragraph" style:parent-style-name="Text_20_body">
      <style:text-properties fo:font-size="14pt" fo:font-weight="bold" officeooo:rsid="0014721a" officeooo:paragraph-rsid="0014721a" style:font-size-asian="12.25pt" style:font-weight-asian="bold" style:font-size-complex="14pt" style:font-weight-complex="bold"/>
    </style:style>
    <style:style style:name="P11" style:family="paragraph" style:parent-style-name="Horizontal_20_Line">
      <style:text-properties style:font-name="Liberation Serif" officeooo:paragraph-rsid="0014721a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style:font-name="Ubuntu Mono" fo:font-size="10pt" fo:letter-spacing="normal" fo:font-style="normal" fo:font-weight="normal" style:font-size-asian="10pt" style:font-size-complex="10pt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style:font-name="Ubuntu Mono" fo:font-size="10pt" fo:letter-spacing="normal" style:font-size-asian="10pt" style:font-size-complex="10pt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style:font-name="Ubuntu Mono" fo:letter-spacing="normal" fo:font-style="normal" fo:font-weight="normal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style:font-name="Ubuntu Mono" fo:letter-spacing="normal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696969" style:font-name="Ubuntu Mono" fo:letter-spacing="normal" fo:font-style="normal" fo:font-weight="normal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696969" style:font-name="Ubuntu Mono" fo:font-size="10pt" fo:letter-spacing="normal" fo:font-style="normal" fo:font-weight="normal" style:font-size-asian="10pt" style:font-size-complex="10pt"/>
    </style:style>
    <style:style style:name="P18" style:family="paragraph" style:parent-style-name="Preformatted_20_Text">
      <style:paragraph-properties fo:orphans="2" fo:widows="2"/>
      <style:text-properties style:font-name="Ubuntu Mono"/>
    </style:style>
    <style:style style:name="P19" style:family="paragraph" style:parent-style-name="Preformatted_20_Text">
      <style:paragraph-properties fo:orphans="2" fo:widows="2"/>
      <style:text-properties style:font-name="Ubuntu Mono" fo:font-size="10pt" style:font-size-asian="10pt" style:font-size-complex="10pt"/>
    </style:style>
    <style:style style:name="P20" style:family="paragraph" style:parent-style-name="Preformatted_20_Text">
      <style:text-properties style:font-name="Ubuntu Mono" fo:font-size="10pt" officeooo:paragraph-rsid="00157d08" style:font-size-asian="10pt" style:font-size-complex="10pt"/>
    </style:style>
    <style:style style:name="P21" style:family="paragraph" style:parent-style-name="Preformatted_20_Text">
      <style:text-properties style:font-name="Ubuntu Mono" fo:font-size="10pt" officeooo:paragraph-rsid="0016a757" style:font-size-asian="10pt" style:font-size-complex="10pt"/>
    </style:style>
    <style:style style:name="P22" style:family="paragraph" style:parent-style-name="Text_20_body">
      <style:text-properties style:font-name="Liberation Serif" fo:font-size="14pt" fo:font-weight="normal" officeooo:rsid="0014721a" officeooo:paragraph-rsid="0014721a" style:font-size-asian="12.25pt" style:font-weight-asian="normal" style:font-size-complex="14pt" style:font-weight-complex="normal"/>
    </style:style>
    <style:style style:name="P23" style:family="paragraph" style:parent-style-name="Text_20_body">
      <style:text-properties style:font-name="Liberation Serif" fo:font-size="14pt" fo:font-weight="bold" officeooo:rsid="0014721a" officeooo:paragraph-rsid="0014721a" style:font-size-asian="12.25pt" style:font-weight-asian="bold" style:font-size-complex="14pt" style:font-weight-complex="bold"/>
    </style:style>
    <style:style style:name="P24" style:family="paragraph" style:parent-style-name="Text_20_body">
      <style:text-properties style:font-name="Liberation Serif" fo:font-size="14pt" fo:font-style="normal" fo:font-weight="normal" officeooo:rsid="0014721a" officeooo:paragraph-rsid="0014721a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Text_20_body">
      <style:text-properties style:font-name="Liberation Serif" fo:font-size="14pt" fo:font-style="normal" fo:font-weight="normal" officeooo:rsid="00157d08" officeooo:paragraph-rsid="00157d08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Text_20_body" style:list-style-name="L1">
      <style:text-properties style:font-name="Liberation Serif" fo:font-size="14pt" fo:font-style="normal" fo:font-weight="normal" officeooo:rsid="00157d08" officeooo:paragraph-rsid="00157d08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text-properties style:font-name="Liberation Serif" fo:font-size="14pt" fo:font-style="normal" fo:font-weight="bold" officeooo:rsid="0014721a" officeooo:paragraph-rsid="0014721a" style:font-size-asian="12.25pt" style:font-style-asian="normal" style:font-weight-asian="bold" style:font-size-complex="14pt" style:font-style-complex="normal" style:font-weight-complex="bold"/>
    </style:style>
    <style:style style:name="P28" style:family="paragraph" style:parent-style-name="Text_20_body">
      <style:text-properties style:font-name="Liberation Serif" fo:font-size="18pt" fo:font-weight="bold" officeooo:rsid="0014721a" officeooo:paragraph-rsid="0014721a" style:font-size-asian="15.75pt" style:font-weight-asian="bold" style:font-size-complex="18pt" style:font-weight-complex="bold"/>
    </style:style>
    <style:style style:name="P29" style:family="paragraph" style:parent-style-name="Text_20_body" style:list-style-name="L1">
      <style:text-properties fo:font-size="14pt" fo:font-weight="normal" officeooo:rsid="0016a757" officeooo:paragraph-rsid="0016a757" style:font-size-asian="12.25pt" style:font-weight-asian="normal" style:font-size-complex="14pt" style:font-weight-complex="normal"/>
    </style:style>
    <style:style style:name="P30" style:family="paragraph" style:parent-style-name="Heading_20_1">
      <style:paragraph-properties fo:text-align="center" style:justify-single-word="false"/>
      <style:text-properties style:font-name="Liberation Serif" fo:font-size="22pt" officeooo:rsid="00182b42" officeooo:paragraph-rsid="0014721a" style:font-size-asian="22pt" style:font-size-complex="22pt"/>
    </style:style>
    <style:style style:name="P31" style:family="paragraph" style:parent-style-name="Heading_20_2">
      <style:text-properties style:font-name="Liberation Serif" fo:font-size="18pt" fo:font-weight="bold" officeooo:rsid="0014721a" officeooo:paragraph-rsid="0014721a" style:font-size-asian="18pt" style:font-weight-asian="bold" style:font-size-complex="18pt" style:font-weight-complex="bold"/>
    </style:style>
    <style:style style:name="P32" style:family="paragraph" style:parent-style-name="Preformatted_20_Text">
      <style:paragraph-properties fo:orphans="2" fo:widows="2"/>
      <style:text-properties fo:font-variant="normal" fo:text-transform="none" fo:color="#800080" style:font-name="Ubuntu Mono" fo:letter-spacing="normal" fo:font-style="normal" fo:font-weight="normal"/>
    </style:style>
    <style:style style:name="P33" style:family="paragraph" style:parent-style-name="Preformatted_20_Text">
      <style:text-properties fo:font-variant="normal" fo:text-transform="none" fo:color="#000000" style:font-name="Ubuntu Mono" fo:font-size="10pt" fo:letter-spacing="normal" fo:font-style="normal" fo:font-weight="normal" style:font-size-asian="10pt" style:font-size-complex="10pt"/>
    </style:style>
    <style:style style:name="P34" style:family="paragraph" style:parent-style-name="Preformatted_20_Text">
      <style:paragraph-properties fo:orphans="2" fo:widows="2"/>
      <style:text-properties fo:font-variant="normal" fo:text-transform="none" fo:color="#000000" style:font-name="Ubuntu Mono" fo:font-size="10pt" fo:letter-spacing="normal" fo:font-style="normal" fo:font-weight="normal" style:font-size-asian="10pt" style:font-size-complex="10pt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00" style:font-name="Ubuntu Mono" fo:font-size="10pt" fo:letter-spacing="normal" style:font-size-asian="10pt" style:font-size-complex="10pt"/>
    </style:style>
    <style:style style:name="P36" style:family="paragraph" style:parent-style-name="Preformatted_20_Text">
      <style:paragraph-properties fo:orphans="2" fo:widows="2"/>
      <style:text-properties fo:font-variant="normal" fo:text-transform="none" fo:color="#696969" style:font-name="Ubuntu Mono" fo:font-size="10pt" fo:letter-spacing="normal" fo:font-style="normal" fo:font-weight="normal" style:font-size-asian="10pt" style:font-size-complex="10pt"/>
    </style:style>
    <style:style style:name="P37" style:family="paragraph" style:parent-style-name="Preformatted_20_Text">
      <style:paragraph-properties fo:orphans="2" fo:widows="2"/>
      <style:text-properties style:font-name="Ubuntu Mono" fo:font-size="10pt" style:font-size-asian="10pt" style:font-size-complex="10pt"/>
    </style:style>
    <style:style style:name="P38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style:font-name="Ubuntu Mono" fo:font-size="10pt" fo:letter-spacing="normal" fo:font-style="normal" fo:font-weight="normal" style:font-size-asian="10pt" style:font-size-complex="10pt"/>
    </style:style>
    <style:style style:name="P39" style:family="paragraph" style:parent-style-name="Preformatted_20_Text">
      <style:paragraph-properties fo:margin-top="0in" fo:margin-bottom="0.1965in" loext:contextual-spacing="false" fo:orphans="2" fo:widows="2"/>
      <style:text-properties style:font-name="Ubuntu Mono" fo:font-size="10pt" style:font-size-asian="10pt" style:font-size-complex="10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tyle="normal" style:font-style-asian="normal" style:font-style-complex="normal"/>
    </style:style>
    <style:style style:name="T4" style:family="text">
      <style:text-properties style:font-name="Liberation Serif" fo:font-style="normal" officeooo:rsid="00157d08" style:font-style-asian="normal" style:font-style-complex="normal"/>
    </style:style>
    <style:style style:name="T5" style:family="text">
      <style:text-properties fo:color="#800000" fo:font-weight="bold"/>
    </style:style>
    <style:style style:name="T6" style:family="text">
      <style:text-properties fo:color="#800000" fo:font-style="normal" fo:font-weight="bold"/>
    </style:style>
    <style:style style:name="T7" style:family="text">
      <style:text-properties fo:color="#400000"/>
    </style:style>
    <style:style style:name="T8" style:family="text">
      <style:text-properties fo:color="#400000" fo:font-style="normal" fo:font-weight="normal"/>
    </style:style>
    <style:style style:name="T9" style:family="text">
      <style:text-properties fo:color="#808030"/>
    </style:style>
    <style:style style:name="T10" style:family="text">
      <style:text-properties fo:color="#808030" fo:font-style="normal" fo:font-weight="normal"/>
    </style:style>
    <style:style style:name="T11" style:family="text">
      <style:text-properties fo:color="#800080"/>
    </style:style>
    <style:style style:name="T12" style:family="text">
      <style:text-properties fo:color="#800080" fo:font-style="normal" fo:font-weight="normal"/>
    </style:style>
    <style:style style:name="T13" style:family="text">
      <style:text-properties fo:color="#0000e6"/>
    </style:style>
    <style:style style:name="T14" style:family="text">
      <style:text-properties fo:color="#0000e6" fo:font-style="normal" fo:font-weight="normal"/>
    </style:style>
    <style:style style:name="T15" style:family="text">
      <style:text-properties fo:font-style="normal" fo:font-weight="normal"/>
    </style:style>
    <style:style style:name="T16" style:family="text">
      <style:text-properties fo:color="#bb7977" fo:font-style="normal" fo:font-weight="normal"/>
    </style:style>
    <style:style style:name="T17" style:family="text">
      <style:text-properties fo:color="#008c00" fo:font-style="normal" fo:font-weight="normal"/>
    </style:style>
    <style:style style:name="T18" style:family="text">
      <style:text-properties fo:color="#074726" fo:font-style="normal" fo:font-weight="normal"/>
    </style:style>
    <style:style style:name="T19" style:family="text">
      <style:text-properties fo:font-variant="normal" fo:text-transform="none" fo:color="#800080" fo:letter-spacing="normal" fo:font-style="normal" fo:font-weight="normal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800000" fo:letter-spacing="normal" fo:font-style="normal" fo:font-weight="bold"/>
    </style:style>
    <style:style style:name="T22" style:family="text">
      <style:text-properties fo:font-variant="normal" fo:text-transform="none" fo:color="#808030" fo:letter-spacing="normal" fo:font-style="normal" fo:font-weight="normal"/>
    </style:style>
    <style:style style:name="T23" style:family="text">
      <style:text-properties fo:font-variant="normal" fo:text-transform="none" fo:color="#400000" fo:letter-spacing="normal" fo:font-style="normal" fo:font-weight="normal"/>
    </style:style>
    <style:style style:name="T24" style:family="text">
      <style:text-properties fo:font-variant="normal" fo:text-transform="none" fo:color="#009933" fo:letter-spacing="normal" fo:font-style="italic" fo:font-weight="normal" style:font-style-asian="italic" style:font-style-complex="italic"/>
    </style:style>
    <style:style style:name="T25" style:family="text">
      <style:text-properties fo:font-variant="normal" fo:text-transform="none" fo:color="#009933" fo:letter-spacing="normal" fo:font-style="italic" fo:font-weight="normal" officeooo:rsid="00157d08" style:font-style-asian="italic" style:font-style-complex="italic"/>
    </style:style>
    <style:style style:name="T26" style:family="text">
      <style:text-properties fo:font-variant="normal" fo:text-transform="none" fo:color="#0000e6" fo:letter-spacing="normal" fo:font-style="normal" fo:font-weight="normal"/>
    </style:style>
    <style:style style:name="T27" style:family="text">
      <style:text-properties fo:font-variant="normal" fo:text-transform="none" fo:color="#bb7977" fo:letter-spacing="normal" fo:font-style="normal" fo:font-weight="normal"/>
    </style:style>
    <style:style style:name="T28" style:family="text">
      <style:text-properties fo:color="#797997" fo:font-style="normal" fo:font-weight="normal"/>
    </style:style>
    <style:style style:name="T29" style:family="text">
      <style:text-properties style:font-name="Ubuntu Mono" fo:font-size="14pt" fo:font-style="italic" fo:font-weight="normal" officeooo:rsid="0016a757" style:font-size-asian="12.25pt" style:font-style-asian="italic" style:font-weight-asian="normal" style:font-size-complex="14pt" style:font-style-complex="italic" style:font-weight-complex="normal"/>
    </style:style>
    <style:style style:name="T30" style:family="text">
      <style:text-properties style:font-name="Ubuntu Mono" fo:font-size="14pt" fo:font-style="italic" officeooo:rsid="0016a757" style:font-size-asian="14pt" style:font-style-asian="italic" style:font-size-complex="14pt" style:font-style-complex="italic"/>
    </style:style>
    <style:style style:name="T31" style:family="text">
      <style:text-properties fo:font-size="14pt" fo:font-weight="normal" officeooo:rsid="0016a757" style:font-size-asian="12.25pt" style:font-weight-asian="normal" style:font-size-complex="14pt" style:font-weight-complex="normal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4pt" officeooo:rsid="0016a757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Βάσεις Δεδομένων 2017-18</text:h>
      <text:p text:style-name="P1">Εξαμηνιαία εργασία e-Hotels</text:p>
      <text:p text:style-name="P6">Κώδικας SQL</text:p>
      <text:p text:style-name="P2"/>
      <text:p text:style-name="P4">Ομάδα:</text:p>
      <text:p text:style-name="P5">Διαμαντίδης Θεόδωρος (03115007)</text:p>
      <text:p text:style-name="P5">Λούκας Νικόλαος (03115188)</text:p>
      <text:p text:style-name="P5">Ξανθόπουλος Βασίλειος-Χρήστος (03115186)</text:p>
      <text:p text:style-name="P3"/>
      <text:p text:style-name="P11"/>
      <text:h text:style-name="P31" text:outline-level="2">1. Κατασκευή βάσης</text:h>
      <text:p text:style-name="P22">Η βάση δεδομένων που χρησιμοποιήθηκε για την υποστήριξη της εφαρμογής έχει τη μορφή που φαίνεται στο σχεσιακό διάγραμμα (βλ. Αναφορά έργου).</text:p>
      <text:p text:style-name="P7"><text:span text:style-name="T1">Για τη δημιουργία αυτής της βάσης δεδομένων εκτελέστηκαν τα παρακάτω DDL statements (όπου ο χρήστης </text:span><text:span text:style-name="T2">e-hotels</text:span><text:span text:style-name="T3"> έχει δημιουργηθεί σύμφωνα με την ενότητα 5 της Αναφοράς έργου)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3"><text:span text:style-name="T5">CREATE</text:span><text:span text:style-name="T11"> </text:span><text:span text:style-name="T7">DATABASE</text:span><text:span text:style-name="T11"> </text:span><text:span text:style-name="T5">IF</text:span><text:span text:style-name="T11"> </text:span><text:span text:style-name="T9">NOT</text:span><text:span text:style-name="T11"> </text:span><text:span text:style-name="T5">EXISTS</text:span><text:span text:style-name="T11"> ehotels;</text:span></text:p>
            <text:p text:style-name="P19"/>
            <text:p text:style-name="P12"><text:span text:style-name="T5">GRANT</text:span> <text:span text:style-name="T5">ALL</text:span> <text:span text:style-name="T5">ON</text:span> ehotels<text:span text:style-name="T9">.</text:span><text:span text:style-name="T11">*</text:span> <text:span text:style-name="T5">TO</text:span> <text:span text:style-name="T13">'e-hotels'</text:span>@<text:span text:style-name="T13">'localhost'</text:span><text:span text:style-name="T11">;</text:span></text:p>
            <text:p text:style-name="P19"/>
            <text:p text:style-name="P12"><text:span text:style-name="T5">USE</text:span> ehotels<text:span text:style-name="T11">;</text:span></text:p>
            <text:p text:style-name="P19"/>
            <text:p text:style-name="P12"><text:span text:style-name="T5">CREATE</text:span> <text:span text:style-name="T5">TABLE</text:span> Hotel_group <text:span text:style-name="T11">(</text:span></text:p>
            <text:p text:style-name="P13"><text:s text:c="4"/><text:span text:style-name="T15">Hotel_group_ID </text:span><text:span text:style-name="T16">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5"> </text:span><text:span text:style-name="T18">AUTO_INCREMENT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Number_of_hotels </text:span><text:span text:style-name="T16">smallint</text:span><text:span text:style-name="T10">(</text:span><text:span text:style-name="T17">4</text:span><text:span text:style-name="T10">)</text:span><text:span text:style-name="T15"> </text:span><text:span text:style-name="T18">UNSIGNED</text:span><text:span text:style-name="T15"> </text:span><text:span text:style-name="T18">DEFAULT</text:span><text:span text:style-name="T15"> </text:span><text:span text:style-name="T17">0</text:span><text:span text:style-name="T12">,</text:span></text:p>
            <text:p text:style-name="P13"><text:s text:c="4"/><text:span text:style-name="T15">Address_Street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ddress_Number </text:span><text:span text:style-name="T16">smallint</text:span><text:span text:style-name="T10">(</text:span><text:span text:style-name="T17">4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ddress_City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ddress_Postal_Code </text:span><text:span text:style-name="T16">mediumint</text:span><text:span text:style-name="T10">(</text:span><text:span text:style-name="T17">6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Hotel_group_Name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6">PRIMARY</text:span><text:span text:style-name="T15"> </text:span><text:span text:style-name="T6">KEY</text:span><text:span text:style-name="T15"> </text:span><text:span text:style-name="T10">(</text:span><text:span text:style-name="T15">Hotel_group_ID</text:span><text:span text:style-name="T10">)</text:span></text:p>
            <text:p text:style-name="P12"><text:span text:style-name="T11">);</text:span></text:p>
            <text:p text:style-name="P19"/>
            <text:p text:style-name="P12"><text:span text:style-name="T5">CREATE</text:span> <text:span text:style-name="T5">TABLE</text:span> Hotel_group_Email_Address <text:span text:style-name="T11">(</text:span></text:p>
            <text:p text:style-name="P13"><text:s text:c="4"/><text:span text:style-name="T15">Hotel_group_ID </text:span><text:span text:style-name="T16">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Email_Address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Hotel_group_ID</text:span><text:span text:style-name="T10">)</text:span><text:span text:style-name="T15"> </text:span><text:span text:style-name="T6">REFERENCES</text:span><text:span text:style-name="T15"> Hotel_group</text:span><text:span text:style-name="T10">(</text:span><text:span text:style-name="T15">Hotel_group_ID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5"> </text:span><text:span text:style-name="T6">ON</text:span><text:span text:style-name="T15"> </text:span><text:span text:style-name="T6">DELETE</text:span><text:span text:style-name="T15"> </text:span><text:span text:style-name="T6">CASCADE</text:span><text:span text:style-name="T12">,</text:span></text:p>
            <text:p text:style-name="P13"><text:s text:c="4"/><text:span text:style-name="T6">PRIMARY</text:span><text:span text:style-name="T15"> </text:span><text:span text:style-name="T6">KEY</text:span><text:span text:style-name="T15"> </text:span><text:span text:style-name="T10">(</text:span><text:span text:style-name="T15">Hotel_group_ID</text:span><text:span text:style-name="T12">,</text:span><text:span text:style-name="T15"> Email_Address</text:span><text:span text:style-name="T10">)</text:span></text:p>
            <text:p text:style-name="P12"><text:span text:style-name="T11">);</text:span></text:p>
            <text:p text:style-name="P19"/>
            <text:p text:style-name="P12"><text:span text:style-name="T5">CREATE</text:span> <text:span text:style-name="T5">TABLE</text:span> Hotel_group_Phone_Number <text:span text:style-name="T11">(</text:span></text:p>
            <text:p text:style-name="P13"><text:s text:c="4"/><text:span text:style-name="T15">Hotel_group_ID </text:span><text:span text:style-name="T16">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Phone_Number </text:span><text:span text:style-name="T16">big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Hotel_group_ID</text:span><text:span text:style-name="T10">)</text:span><text:span text:style-name="T15"> </text:span><text:span text:style-name="T6">REFERENCES</text:span><text:span text:style-name="T15"> Hotel_group</text:span><text:span text:style-name="T10">(</text:span><text:span text:style-name="T15">Hotel_group_ID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5"> </text:span><text:span text:style-name="T6">ON</text:span><text:span text:style-name="T15"> </text:span><text:span text:style-name="T6">DELETE</text:span><text:span text:style-name="T15"> </text:span><text:span text:style-name="T6">CASCADE</text:span><text:span text:style-name="T12">,</text:span></text:p>
            <text:p text:style-name="P13"><text:s text:c="4"/><text:span text:style-name="T6">PRIMARY</text:span><text:span text:style-name="T15"> </text:span><text:span text:style-name="T6">KEY</text:span><text:span text:style-name="T15"> </text:span><text:span text:style-name="T10">(</text:span><text:span text:style-name="T15">Hotel_group_ID</text:span><text:span text:style-name="T12">,</text:span><text:span text:style-name="T15"> Phone_Number</text:span><text:span text:style-name="T10">)</text:span></text:p>
            <text:p text:style-name="P12"><text:span text:style-name="T11">);</text:span></text:p>
            <text:p text:style-name="P19"/>
            <text:p text:style-name="P19"/>
            <text:p text:style-name="P12"><text:soft-page-break/><text:span text:style-name="T5">CREATE</text:span> <text:span text:style-name="T5">TABLE</text:span> Hotel <text:span text:style-name="T11">(</text:span></text:p>
            <text:p text:style-name="P13"><text:s text:c="4"/><text:span text:style-name="T15">Hotel_ID </text:span><text:span text:style-name="T16">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5"> </text:span><text:span text:style-name="T18">AUTO_INCREMENT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Hotel_group_ID </text:span><text:span text:style-name="T16">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Stars </text:span><text:span text:style-name="T16">tinyint</text:span><text:span text:style-name="T10">(</text:span><text:span text:style-name="T17">1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ddress_Street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ddress_Number </text:span><text:span text:style-name="T16">smallint</text:span><text:span text:style-name="T10">(</text:span><text:span text:style-name="T17">4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ddress_City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ddress_Postal_Code </text:span><text:span text:style-name="T16">mediumint</text:span><text:span text:style-name="T10">(</text:span><text:span text:style-name="T17">6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Number_of_rooms </text:span><text:span text:style-name="T16">smallint</text:span><text:span text:style-name="T10">(</text:span><text:span text:style-name="T17">4</text:span><text:span text:style-name="T10">)</text:span><text:span text:style-name="T15"> </text:span><text:span text:style-name="T18">UNSIGNED</text:span><text:span text:style-name="T15"> </text:span><text:span text:style-name="T18">DEFAULT</text:span><text:span text:style-name="T15"> </text:span><text:span text:style-name="T17">0</text:span><text:span text:style-name="T12">,</text:span></text:p>
            <text:p text:style-name="P13"><text:s text:c="4"/><text:span text:style-name="T15">Hotel_Name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Hotel_group_ID</text:span><text:span text:style-name="T10">)</text:span><text:span text:style-name="T15"> </text:span><text:span text:style-name="T6">REFERENCES</text:span><text:span text:style-name="T15"> Hotel_group</text:span><text:span text:style-name="T10">(</text:span><text:span text:style-name="T15">Hotel_group_ID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5"> </text:span><text:span text:style-name="T6">ON</text:span><text:span text:style-name="T15"> </text:span><text:span text:style-name="T6">DELETE</text:span><text:span text:style-name="T15"> </text:span><text:span text:style-name="T6">CASCADE</text:span><text:span text:style-name="T12">,</text:span></text:p>
            <text:p text:style-name="P13"><text:s text:c="4"/><text:span text:style-name="T6">PRIMARY</text:span><text:span text:style-name="T15"> </text:span><text:span text:style-name="T6">KEY</text:span><text:span text:style-name="T15"> </text:span><text:span text:style-name="T10">(</text:span><text:span text:style-name="T15">Hotel_ID</text:span><text:span text:style-name="T10">)</text:span></text:p>
            <text:p text:style-name="P12"><text:span text:style-name="T11">);</text:span></text:p>
            <text:p text:style-name="P19"/>
            <text:p text:style-name="P17">-- For quick searches by city</text:p>
            <text:p text:style-name="P12"><text:span text:style-name="T5">CREATE</text:span> <text:span text:style-name="T5">INDEX</text:span> hotel_city</text:p>
            <text:p text:style-name="P12"><text:span text:style-name="T5">ON</text:span> Hotel <text:span text:style-name="T11">(</text:span>Address_City<text:span text:style-name="T11">);</text:span></text:p>
            <text:p text:style-name="P19"/>
            <text:p text:style-name="P12"><text:span text:style-name="T5">CREATE</text:span> <text:span text:style-name="T5">TABLE</text:span> Hotel_Phone_Number <text:span text:style-name="T11">(</text:span></text:p>
            <text:p text:style-name="P13"><text:s text:c="4"/><text:span text:style-name="T15">Hotel_ID </text:span><text:span text:style-name="T16">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Phone_Number </text:span><text:span text:style-name="T16">big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Hotel_ID</text:span><text:span text:style-name="T10">)</text:span><text:span text:style-name="T15"> </text:span><text:span text:style-name="T6">REFERENCES</text:span><text:span text:style-name="T15"> Hotel</text:span><text:span text:style-name="T10">(</text:span><text:span text:style-name="T15">Hotel_ID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5"> </text:span><text:span text:style-name="T6">ON</text:span><text:span text:style-name="T15"> </text:span><text:span text:style-name="T6">DELETE</text:span><text:span text:style-name="T15"> </text:span><text:span text:style-name="T6">CASCADE</text:span><text:span text:style-name="T12">,</text:span></text:p>
            <text:p text:style-name="P13"><text:s text:c="4"/><text:span text:style-name="T6">PRIMARY</text:span><text:span text:style-name="T15"> </text:span><text:span text:style-name="T6">KEY</text:span><text:span text:style-name="T15"> </text:span><text:span text:style-name="T10">(</text:span><text:span text:style-name="T15">Hotel_ID</text:span><text:span text:style-name="T12">,</text:span><text:span text:style-name="T15"> Phone_Number</text:span><text:span text:style-name="T10">)</text:span></text:p>
            <text:p text:style-name="P12"><text:span text:style-name="T11">);</text:span></text:p>
            <text:p text:style-name="P19"/>
            <text:p text:style-name="P12"><text:span text:style-name="T5">CREATE</text:span> <text:span text:style-name="T5">TABLE</text:span> Hotel_Email_Address <text:span text:style-name="T11">(</text:span></text:p>
            <text:p text:style-name="P13"><text:s text:c="4"/><text:span text:style-name="T15">Hotel_ID </text:span><text:span text:style-name="T16">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Email_Address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Hotel_ID</text:span><text:span text:style-name="T10">)</text:span><text:span text:style-name="T15"> </text:span><text:span text:style-name="T6">REFERENCES</text:span><text:span text:style-name="T15"> Hotel</text:span><text:span text:style-name="T10">(</text:span><text:span text:style-name="T15">Hotel_ID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5"> </text:span><text:span text:style-name="T6">ON</text:span><text:span text:style-name="T15"> </text:span><text:span text:style-name="T6">DELETE</text:span><text:span text:style-name="T15"> </text:span><text:span text:style-name="T6">CASCADE</text:span><text:span text:style-name="T12">,</text:span></text:p>
            <text:p text:style-name="P13"><text:s text:c="4"/><text:span text:style-name="T6">PRIMARY</text:span><text:span text:style-name="T15"> </text:span><text:span text:style-name="T6">KEY</text:span><text:span text:style-name="T15"> </text:span><text:span text:style-name="T10">(</text:span><text:span text:style-name="T15">Hotel_ID</text:span><text:span text:style-name="T12">,</text:span><text:span text:style-name="T15"> Email_Address</text:span><text:span text:style-name="T10">)</text:span></text:p>
            <text:p text:style-name="P12"><text:span text:style-name="T11">);</text:span></text:p>
            <text:p text:style-name="P19"/>
            <text:p text:style-name="P12"><text:span text:style-name="T5">CREATE</text:span> <text:span text:style-name="T5">TABLE</text:span> Employee <text:span text:style-name="T11">(</text:span></text:p>
            <text:p text:style-name="P13"><text:s text:c="4"/><text:span text:style-name="T15">Employee_IRS </text:span><text:span text:style-name="T16">int</text:span><text:span text:style-name="T10">(</text:span><text:span text:style-name="T17">9</text:span><text:span text:style-name="T10">)</text:span><text:span text:style-name="T15"> </text:span><text:span text:style-name="T18">ZEROFILL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Social_Security_Number </text:span><text:span text:style-name="T16">bigint</text:span><text:span text:style-name="T10">(</text:span><text:span text:style-name="T17">11</text:span><text:span text:style-name="T10">)</text:span><text:span text:style-name="T15"> </text:span><text:span text:style-name="T18">ZEROFILL</text:span><text:span text:style-name="T15"> </text:span><text:span text:style-name="T18">UNSIGNED</text:span><text:span text:style-name="T15"> </text:span><text:span text:style-name="T6">UNIQUE</text:span><text:span text:style-name="T15"> </text:span><text:span text:style-name="T10">NOT</text:span><text:span text:style-name="T15"> </text:span><text:span text:style-name="T10">NULL</text:span><text:span text:style-name="T15"> </text:span><text:span text:style-name="T6">CHECK</text:span><text:span text:style-name="T10">(</text:span><text:span text:style-name="T15">Social_Security_Number </text:span><text:span text:style-name="T10">&gt;=</text:span><text:span text:style-name="T15"> </text:span><text:span text:style-name="T17">01010000000</text:span><text:span text:style-name="T10">)</text:span><text:span text:style-name="T12">,</text:span></text:p>
            <text:p text:style-name="P13"><text:s text:c="4"/><text:span text:style-name="T15">Last_Name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First_Name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ddress_Street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ddress_Number </text:span><text:span text:style-name="T16">smallint</text:span><text:span text:style-name="T10">(</text:span><text:span text:style-name="T17">4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ddress_City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ddress_Postal_Code </text:span><text:span text:style-name="T16">mediumint</text:span><text:span text:style-name="T10">(</text:span><text:span text:style-name="T17">6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6">PRIMARY</text:span><text:span text:style-name="T15"> </text:span><text:span text:style-name="T6">KEY</text:span><text:span text:style-name="T15"> </text:span><text:span text:style-name="T10">(</text:span><text:span text:style-name="T15">Employee_IRS</text:span><text:span text:style-name="T10">)</text:span></text:p>
            <text:p text:style-name="P12"><text:span text:style-name="T11">);</text:span></text:p>
            <text:p text:style-name="P19"/>
            <text:p text:style-name="P12"><text:span text:style-name="T5">CREATE</text:span> <text:span text:style-name="T5">INDEX</text:span> employee_fullname</text:p>
            <text:p text:style-name="P12"><text:span text:style-name="T5">ON</text:span> Employee <text:span text:style-name="T11">(</text:span>Last_Name<text:span text:style-name="T11">,</text:span> First_Name<text:span text:style-name="T11">);</text:span></text:p>
            <text:p text:style-name="P19"/>
            <text:p text:style-name="P12"><text:span text:style-name="T5">CREATE</text:span> <text:span text:style-name="T5">TABLE</text:span> Works <text:span text:style-name="T11">(</text:span></text:p>
            <text:p text:style-name="P13"><text:s text:c="4"/><text:span text:style-name="T15">Employee_IRS </text:span><text:span text:style-name="T16">int</text:span><text:span text:style-name="T10">(</text:span><text:span text:style-name="T17">9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Hotel_ID </text:span><text:span text:style-name="T16">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Start_Date </text:span><text:span text:style-name="T16">date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Finish_Date </text:span><text:span text:style-name="T16">date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8">Position</text:span><text:span text:style-name="T15">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Employee_IRS</text:span><text:span text:style-name="T10">)</text:span><text:span text:style-name="T15"> </text:span><text:span text:style-name="T6">REFERENCES</text:span><text:span text:style-name="T15"> Employee</text:span><text:span text:style-name="T10">(</text:span><text:span text:style-name="T15">Employee_IRS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5"> </text:span><text:span text:style-name="T6">ON</text:span><text:span text:style-name="T15"> </text:span><text:span text:style-name="T6">DELETE</text:span><text:span text:style-name="T15"> </text:span><text:span text:style-name="T6">CASCADE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Hotel_ID</text:span><text:span text:style-name="T10">)</text:span><text:span text:style-name="T15"> </text:span><text:span text:style-name="T6">REFERENCES</text:span><text:span text:style-name="T15"> Hotel</text:span><text:span text:style-name="T10">(</text:span><text:span text:style-name="T15">Hotel_ID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5"> </text:span><text:span text:style-name="T6">ON</text:span><text:span text:style-name="T15"> </text:span><text:span text:style-name="T6">DELETE</text:span><text:span text:style-name="T15"> </text:span><text:span text:style-name="T6">CASCADE</text:span><text:span text:style-name="T12">,</text:span></text:p>
            <text:p text:style-name="P13"><text:s text:c="4"/><text:span text:style-name="T6">PRIMARY</text:span><text:span text:style-name="T15"> </text:span><text:span text:style-name="T6">KEY</text:span><text:span text:style-name="T15"> </text:span><text:span text:style-name="T10">(</text:span><text:span text:style-name="T15">Employee_IRS</text:span><text:span text:style-name="T12">,</text:span><text:span text:style-name="T15"> Start_Date</text:span><text:span text:style-name="T10">)</text:span></text:p>
            <text:p text:style-name="P12"><text:span text:style-name="T11">);</text:span></text:p>
            <text:p text:style-name="P19"/>
            <text:p text:style-name="P12"><text:span text:style-name="T5">CREATE</text:span> <text:span text:style-name="T5">TABLE</text:span> Hotel_Room <text:span text:style-name="T11">(</text:span></text:p>
            <text:p text:style-name="P13"><text:s text:c="4"/><text:span text:style-name="T15">Room_ID </text:span><text:span text:style-name="T16">smallint</text:span><text:span text:style-name="T10">(</text:span><text:span text:style-name="T17">4</text:span><text:span text:style-name="T10">)</text:span><text:span text:style-name="T15"> </text:span><text:span text:style-name="T18">UNSIGNED</text:span><text:span text:style-name="T15"> </text:span><text:span text:style-name="T18">AUTO_INCREMENT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Hotel_ID </text:span><text:span text:style-name="T16">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Capacity </text:span><text:span text:style-name="T16">tinyint</text:span><text:span text:style-name="T10">(</text:span><text:span text:style-name="T17">2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View boolean </text:span><text:span text:style-name="T18">DEFAULT</text:span><text:span text:style-name="T15"> </text:span><text:span text:style-name="T17">0</text:span><text:span text:style-name="T12">,</text:span></text:p>
            <text:p text:style-name="P13"><text:s text:c="4"/><text:span text:style-name="T15">Expandable </text:span><text:span text:style-name="T16">varchar</text:span><text:span text:style-name="T10">(</text:span><text:span text:style-name="T17">15</text:span><text:span text:style-name="T10">)</text:span><text:span text:style-name="T15"> </text:span><text:span text:style-name="T18">DEFAULT</text:span><text:span text:style-name="T15"> </text:span><text:span text:style-name="T14">''</text:span><text:span text:style-name="T12">,</text:span></text:p>
            <text:p text:style-name="P13"><text:s text:c="4"/><text:span text:style-name="T15">Repairs_need boolean </text:span><text:span text:style-name="T18">DEFAULT</text:span><text:span text:style-name="T15"> </text:span><text:span text:style-name="T17">0</text:span><text:span text:style-name="T12">,</text:span></text:p>
            <text:p text:style-name="P13"><text:s text:c="4"/><text:span text:style-name="T15">Price </text:span><text:span text:style-name="T16">decimal</text:span><text:span text:style-name="T10">(</text:span><text:span text:style-name="T17">5</text:span><text:span text:style-name="T12">,</text:span><text:span text:style-name="T15"> </text:span><text:span text:style-name="T17">2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Hotel_ID</text:span><text:span text:style-name="T10">)</text:span><text:span text:style-name="T15"> </text:span><text:span text:style-name="T6">REFERENCES</text:span><text:span text:style-name="T15"> Hotel</text:span><text:span text:style-name="T10">(</text:span><text:span text:style-name="T15">Hotel_ID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5"> </text:span><text:span text:style-name="T6">ON</text:span><text:span text:style-name="T15"> </text:span><text:span text:style-name="T6">DELETE</text:span><text:span text:style-name="T15"> </text:span><text:span text:style-name="T6">CASCADE</text:span><text:span text:style-name="T12">,</text:span></text:p>
            <text:p text:style-name="P13"><text:s text:c="4"/><text:span text:style-name="T6">PRIMARY</text:span><text:span text:style-name="T15"> </text:span><text:span text:style-name="T6">KEY</text:span><text:span text:style-name="T15"> </text:span><text:span text:style-name="T10">(</text:span><text:span text:style-name="T15">Room_ID</text:span><text:span text:style-name="T12">,</text:span><text:span text:style-name="T15"> Hotel_ID</text:span><text:span text:style-name="T10">)</text:span></text:p>
            <text:p text:style-name="P12"><text:span text:style-name="T11">);</text:span></text:p>
            <text:p text:style-name="P19"><text:soft-page-break/><text:span text:style-name="T21">CREATE</text:span><text:span text:style-name="T20"> </text:span><text:span text:style-name="T21">TABLE</text:span><text:span text:style-name="T20"> Room_Amenities </text:span><text:span text:style-name="T19">(</text:span></text:p>
            <text:p text:style-name="P13"><text:s text:c="4"/><text:span text:style-name="T15">Room_ID </text:span><text:span text:style-name="T16">smallint</text:span><text:span text:style-name="T10">(</text:span><text:span text:style-name="T17">4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Hotel_ID </text:span><text:span text:style-name="T16">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menity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Room_ID</text:span><text:span text:style-name="T12">,</text:span><text:span text:style-name="T15"> Hotel_ID</text:span><text:span text:style-name="T10">)</text:span><text:span text:style-name="T15"> </text:span><text:span text:style-name="T6">REFERENCES</text:span><text:span text:style-name="T15"> Hotel_Room</text:span><text:span text:style-name="T10">(</text:span><text:span text:style-name="T15">Room_ID</text:span><text:span text:style-name="T12">,</text:span><text:span text:style-name="T15"> Hotel_ID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5"> </text:span><text:span text:style-name="T6">ON</text:span><text:span text:style-name="T15"> </text:span><text:span text:style-name="T6">DELETE</text:span><text:span text:style-name="T15"> </text:span><text:span text:style-name="T6">CASCADE</text:span><text:span text:style-name="T12">,</text:span></text:p>
            <text:p text:style-name="P13"><text:s text:c="4"/><text:span text:style-name="T6">PRIMARY</text:span><text:span text:style-name="T15"> </text:span><text:span text:style-name="T6">KEY</text:span><text:span text:style-name="T15"> </text:span><text:span text:style-name="T10">(</text:span><text:span text:style-name="T15">Room_ID</text:span><text:span text:style-name="T12">,</text:span><text:span text:style-name="T15"> Hotel_ID</text:span><text:span text:style-name="T12">,</text:span><text:span text:style-name="T15"> amenity</text:span><text:span text:style-name="T10">)</text:span></text:p>
            <text:p text:style-name="P12"><text:span text:style-name="T11">);</text:span></text:p>
            <text:p text:style-name="P19"/>
            <text:p text:style-name="P12"><text:span text:style-name="T5">CREATE</text:span> <text:span text:style-name="T5">TABLE</text:span> Customer <text:span text:style-name="T11">(</text:span></text:p>
            <text:p text:style-name="P13"><text:s text:c="4"/><text:span text:style-name="T15">Customer_IRS </text:span><text:span text:style-name="T16">int</text:span><text:span text:style-name="T10">(</text:span><text:span text:style-name="T17">9</text:span><text:span text:style-name="T10">)</text:span><text:span text:style-name="T15"> </text:span><text:span text:style-name="T18">ZEROFILL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Social_Security_Number </text:span><text:span text:style-name="T16">bigint</text:span><text:span text:style-name="T10">(</text:span><text:span text:style-name="T17">11</text:span><text:span text:style-name="T10">)</text:span><text:span text:style-name="T15"> </text:span><text:span text:style-name="T18">ZEROFILL</text:span><text:span text:style-name="T15"> </text:span><text:span text:style-name="T18">UNSIGNED</text:span><text:span text:style-name="T15"> </text:span><text:span text:style-name="T6">UNIQUE</text:span><text:span text:style-name="T15"> </text:span><text:span text:style-name="T10">NOT</text:span><text:span text:style-name="T15"> </text:span><text:span text:style-name="T10">NULL</text:span><text:span text:style-name="T15"> </text:span><text:span text:style-name="T6">CHECK</text:span><text:span text:style-name="T10">(</text:span><text:span text:style-name="T15">Social_Security_Number </text:span><text:span text:style-name="T10">&gt;=</text:span><text:span text:style-name="T15"> </text:span><text:span text:style-name="T17">01010000000</text:span><text:span text:style-name="T10">)</text:span><text:span text:style-name="T12">,</text:span></text:p>
            <text:p text:style-name="P13"><text:s text:c="4"/><text:span text:style-name="T15">Last_Name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First_Name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ddress_Street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ddress_Number </text:span><text:span text:style-name="T16">smallint</text:span><text:span text:style-name="T10">(</text:span><text:span text:style-name="T17">4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ddress_City </text:span><text:span text:style-name="T16">varchar</text:span><text:span text:style-name="T10">(</text:span><text:span text:style-name="T17">4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Address_Postal_Code </text:span><text:span text:style-name="T16">mediumint</text:span><text:span text:style-name="T10">(</text:span><text:span text:style-name="T17">6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First_Registration </text:span><text:span text:style-name="T16">date</text:span><text:span text:style-name="T12">,</text:span></text:p>
            <text:p text:style-name="P13"><text:s text:c="4"/><text:span text:style-name="T6">PRIMARY</text:span><text:span text:style-name="T15"> </text:span><text:span text:style-name="T6">KEY</text:span><text:span text:style-name="T15"> </text:span><text:span text:style-name="T10">(</text:span><text:span text:style-name="T15">Customer_IRS</text:span><text:span text:style-name="T10">)</text:span></text:p>
            <text:p text:style-name="P12"><text:span text:style-name="T11">);</text:span></text:p>
            <text:p text:style-name="P19"/>
            <text:p text:style-name="P12"><text:span text:style-name="T5">CREATE</text:span> <text:span text:style-name="T5">INDEX</text:span> customer_fullname</text:p>
            <text:p text:style-name="P12"><text:span text:style-name="T5">ON</text:span> Customer <text:span text:style-name="T11">(</text:span>Last_Name<text:span text:style-name="T11">,</text:span> First_Name<text:span text:style-name="T11">);</text:span></text:p>
            <text:p text:style-name="P19"/>
            <text:p text:style-name="P12"><text:span text:style-name="T5">CREATE</text:span> <text:span text:style-name="T5">TABLE</text:span> Reserves <text:span text:style-name="T11">(</text:span></text:p>
            <text:p text:style-name="P13"><text:s text:c="4"/><text:span text:style-name="T15">Room_ID </text:span><text:span text:style-name="T16">smallint</text:span><text:span text:style-name="T10">(</text:span><text:span text:style-name="T17">4</text:span><text:span text:style-name="T10">)</text:span><text:span text:style-name="T15"> </text:span><text:span text:style-name="T18">UNSIGNED</text:span><text:span text:style-name="T12">,</text:span></text:p>
            <text:p text:style-name="P13"><text:s text:c="4"/><text:span text:style-name="T15">Hotel_ID </text:span><text:span text:style-name="T16">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2">,</text:span></text:p>
            <text:p text:style-name="P13"><text:s text:c="4"/><text:span text:style-name="T15">Customer_IRS </text:span><text:span text:style-name="T16">int</text:span><text:span text:style-name="T10">(</text:span><text:span text:style-name="T17">9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Start_Date </text:span><text:span text:style-name="T16">date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Finish_Date </text:span><text:span text:style-name="T16">date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Paid boolean </text:span><text:span text:style-name="T18">DEFAULT</text:span><text:span text:style-name="T15"> </text:span><text:span text:style-name="T17">0</text:span><text:span text:style-name="T12">,</text:span></text:p>
            <text:p text:style-name="P13"><text:s text:c="4"/><text:span text:style-name="T6">UNIQUE</text:span><text:span text:style-name="T15"> </text:span><text:span text:style-name="T10">(</text:span><text:span text:style-name="T15">Room_ID</text:span><text:span text:style-name="T12">,</text:span><text:span text:style-name="T15"> Hotel_ID</text:span><text:span text:style-name="T12">,</text:span><text:span text:style-name="T15"> Start_Date</text:span><text:span text:style-name="T10">)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Room_ID</text:span><text:span text:style-name="T10">)</text:span><text:span text:style-name="T15"> </text:span><text:span text:style-name="T6">REFERENCES</text:span><text:span text:style-name="T15"> Hotel_Room</text:span><text:span text:style-name="T10">(</text:span><text:span text:style-name="T15">Room_ID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5"> </text:span><text:span text:style-name="T6">ON</text:span><text:span text:style-name="T15"> </text:span><text:span text:style-name="T6">DELETE</text:span><text:span text:style-name="T15"> </text:span><text:span text:style-name="T16">SET</text:span><text:span text:style-name="T15"> </text:span><text:span text:style-name="T10">NULL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Hotel_ID</text:span><text:span text:style-name="T10">)</text:span><text:span text:style-name="T15"> </text:span><text:span text:style-name="T6">REFERENCES</text:span><text:span text:style-name="T15"> Hotel</text:span><text:span text:style-name="T10">(</text:span><text:span text:style-name="T15">Hotel_ID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5"> </text:span><text:span text:style-name="T6">ON</text:span><text:span text:style-name="T15"> </text:span><text:span text:style-name="T6">DELETE</text:span><text:span text:style-name="T15"> </text:span><text:span text:style-name="T16">SET</text:span><text:span text:style-name="T15"> </text:span><text:span text:style-name="T10">NULL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Customer_IRS</text:span><text:span text:style-name="T10">)</text:span><text:span text:style-name="T15"> </text:span><text:span text:style-name="T6">REFERENCES</text:span><text:span text:style-name="T15"> Customer</text:span><text:span text:style-name="T10">(</text:span><text:span text:style-name="T15">Customer_IRS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/text:p>
            <text:p text:style-name="P12"><text:span text:style-name="T11">);</text:span></text:p>
            <text:p text:style-name="P19"/>
            <text:p text:style-name="P12"><text:span text:style-name="T5">CREATE</text:span> <text:span text:style-name="T5">TABLE</text:span> Rents <text:span text:style-name="T11">(</text:span></text:p>
            <text:p text:style-name="P13"><text:s text:c="4"/><text:span text:style-name="T15">Room_ID </text:span><text:span text:style-name="T16">smallint</text:span><text:span text:style-name="T10">(</text:span><text:span text:style-name="T17">4</text:span><text:span text:style-name="T10">)</text:span><text:span text:style-name="T15"> </text:span><text:span text:style-name="T18">UNSIGNED</text:span><text:span text:style-name="T12">,</text:span></text:p>
            <text:p text:style-name="P13"><text:s text:c="4"/><text:span text:style-name="T15">Hotel_ID </text:span><text:span text:style-name="T16">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2">,</text:span></text:p>
            <text:p text:style-name="P13"><text:s text:c="4"/><text:span text:style-name="T15">Customer_IRS </text:span><text:span text:style-name="T16">int</text:span><text:span text:style-name="T10">(</text:span><text:span text:style-name="T17">9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Employee_IRS </text:span><text:span text:style-name="T16">int</text:span><text:span text:style-name="T10">(</text:span><text:span text:style-name="T17">9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Start_Date </text:span><text:span text:style-name="T16">date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Finish_Date </text:span><text:span text:style-name="T16">date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Rent_ID </text:span><text:span text:style-name="T16">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5"> </text:span><text:span text:style-name="T18">AUTO_INCREMENT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6">UNIQUE</text:span><text:span text:style-name="T15"> </text:span><text:span text:style-name="T10">(</text:span><text:span text:style-name="T15">Room_ID</text:span><text:span text:style-name="T12">,</text:span><text:span text:style-name="T15"> Hotel_ID</text:span><text:span text:style-name="T12">,</text:span><text:span text:style-name="T15"> Start_Date</text:span><text:span text:style-name="T10">)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Room_ID</text:span><text:span text:style-name="T10">)</text:span><text:span text:style-name="T15"> </text:span><text:span text:style-name="T6">REFERENCES</text:span><text:span text:style-name="T15"> Hotel_Room</text:span><text:span text:style-name="T10">(</text:span><text:span text:style-name="T15">Room_ID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5"> </text:span><text:span text:style-name="T6">ON</text:span><text:span text:style-name="T15"> </text:span><text:span text:style-name="T6">DELETE</text:span><text:span text:style-name="T15"> </text:span><text:span text:style-name="T16">SET</text:span><text:span text:style-name="T15"> </text:span><text:span text:style-name="T10">NULL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Hotel_ID</text:span><text:span text:style-name="T10">)</text:span><text:span text:style-name="T15"> </text:span><text:span text:style-name="T6">REFERENCES</text:span><text:span text:style-name="T15"> Hotel</text:span><text:span text:style-name="T10">(</text:span><text:span text:style-name="T15">Hotel_ID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5"> </text:span><text:span text:style-name="T6">ON</text:span><text:span text:style-name="T15"> </text:span><text:span text:style-name="T6">DELETE</text:span><text:span text:style-name="T15"> </text:span><text:span text:style-name="T16">SET</text:span><text:span text:style-name="T15"> </text:span><text:span text:style-name="T10">NULL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Customer_IRS</text:span><text:span text:style-name="T10">)</text:span><text:span text:style-name="T15"> </text:span><text:span text:style-name="T6">REFERENCES</text:span><text:span text:style-name="T15"> Customer</text:span><text:span text:style-name="T10">(</text:span><text:span text:style-name="T15">Customer_IRS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Employee_IRS</text:span><text:span text:style-name="T10">)</text:span><text:span text:style-name="T15"> </text:span><text:span text:style-name="T6">REFERENCES</text:span><text:span text:style-name="T15"> Employee</text:span><text:span text:style-name="T10">(</text:span><text:span text:style-name="T15">Employee_IRS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2">,</text:span></text:p>
            <text:p text:style-name="P13"><text:s text:c="4"/><text:span text:style-name="T6">PRIMARY</text:span><text:span text:style-name="T15"> </text:span><text:span text:style-name="T6">KEY</text:span><text:span text:style-name="T15"> </text:span><text:span text:style-name="T10">(</text:span><text:span text:style-name="T15">Rent_ID</text:span><text:span text:style-name="T10">)</text:span></text:p>
            <text:p text:style-name="P12"><text:span text:style-name="T11">);</text:span></text:p>
            <text:p text:style-name="P19"/>
            <text:p text:style-name="P17">-- Rent-Transaction is a 1:1 relationship, so Rent_ID is both a foreign and a primary key in Payment_Transaction</text:p>
            <text:p text:style-name="P12"><text:span text:style-name="T5">CREATE</text:span> <text:span text:style-name="T5">TABLE</text:span> Payment_Transaction <text:span text:style-name="T11">(</text:span></text:p>
            <text:p text:style-name="P13"><text:s text:c="4"/><text:span text:style-name="T15">Rent_ID </text:span><text:span text:style-name="T16">int</text:span><text:span text:style-name="T10">(</text:span><text:span text:style-name="T17">10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Payment_Amount </text:span><text:span text:style-name="T16">decimal</text:span><text:span text:style-name="T10">(</text:span><text:span text:style-name="T17">7</text:span><text:span text:style-name="T12">,</text:span><text:span text:style-name="T15"> </text:span><text:span text:style-name="T17">2</text:span><text:span text:style-name="T10">)</text:span><text:span text:style-name="T15"> </text:span><text:span text:style-name="T18">UNSIGNED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15">Payment_Method </text:span><text:span text:style-name="T16">varchar</text:span><text:span text:style-name="T10">(</text:span><text:span text:style-name="T17">12</text:span><text:span text:style-name="T10">)</text:span><text:span text:style-name="T15"> </text:span><text:span text:style-name="T10">NOT</text:span><text:span text:style-name="T15"> </text:span><text:span text:style-name="T10">NULL</text:span><text:span text:style-name="T12">,</text:span></text:p>
            <text:p text:style-name="P13"><text:s text:c="4"/><text:span text:style-name="T6">PRIMARY</text:span><text:span text:style-name="T15"> </text:span><text:span text:style-name="T6">KEY</text:span><text:span text:style-name="T15"> </text:span><text:span text:style-name="T10">(</text:span><text:span text:style-name="T15">Rent_ID</text:span><text:span text:style-name="T10">)</text:span><text:span text:style-name="T12">,</text:span></text:p>
            <text:p text:style-name="P13"><text:s text:c="4"/><text:span text:style-name="T6">FOREIGN</text:span><text:span text:style-name="T15"> </text:span><text:span text:style-name="T6">KEY</text:span><text:span text:style-name="T15"> </text:span><text:span text:style-name="T10">(</text:span><text:span text:style-name="T15">Rent_ID</text:span><text:span text:style-name="T10">)</text:span><text:span text:style-name="T15"> </text:span><text:span text:style-name="T6">REFERENCES</text:span><text:span text:style-name="T15"> Rents</text:span><text:span text:style-name="T10">(</text:span><text:span text:style-name="T15">Rent_ID</text:span><text:span text:style-name="T10">)</text:span><text:span text:style-name="T15"> </text:span><text:span text:style-name="T6">ON</text:span><text:span text:style-name="T15"> </text:span><text:span text:style-name="T6">UPDATE</text:span><text:span text:style-name="T15"> </text:span><text:span text:style-name="T6">CASCADE</text:span><text:span text:style-name="T15"> </text:span><text:span text:style-name="T6">ON</text:span><text:span text:style-name="T15"> </text:span><text:span text:style-name="T6">DELETE</text:span><text:span text:style-name="T15"> </text:span><text:span text:style-name="T6">RESTRICT</text:span></text:p>
            <text:p text:style-name="P38"><text:span text:style-name="T11">);</text:span></text:p>
          </table:table-cell>
        </table:table-row>
      </table:table>
      <text:p text:style-name="P22"/>
      <text:p text:style-name="P22"/>
      <text:p text:style-name="P22"/>
      <text:p text:style-name="P28"><text:soft-page-break/>2. Κώδικας SQL για υποστήριξη εφαρμογής</text:p>
      <text:p text:style-name="P23">2.1. Triggers</text:p>
      <text:p text:style-name="P7"><text:span text:style-name="T1">Εκτός του κώδικα για τη δημιουργία της βάσης, χρησιμοποιήθηκε επιπλέον κώδικας για τον ορισμό </text:span><text:span text:style-name="T2">TRIGGER</text:span><text:span text:style-name="T3">, με σκοπό την επαλήθευση δεδομένων, καθώς και τη διαχείριση εισαγωγών, ενημερώσεων και διαγραφών.</text:span></text:p>
      <text:p text:style-name="P24">Ο κώδικας για τα triggers που ορίστηκαν παρουσιάζεται παρακάτω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3"><text:span text:style-name="T5">DROP</text:span><text:span text:style-name="T11"> TRIGGER </text:span><text:span text:style-name="T5">IF</text:span><text:span text:style-name="T11"> </text:span><text:span text:style-name="T5">EXISTS</text:span><text:span text:style-name="T11"> first_registration;</text:span></text:p>
            <text:p text:style-name="P12">DELIMITER $$</text:p>
            <text:p text:style-name="P12"><text:span text:style-name="T5">CREATE</text:span> TRIGGER first_registration BEFORE <text:span text:style-name="T5">INSERT</text:span> <text:span text:style-name="T5">ON</text:span> Customer</text:p>
            <text:p text:style-name="P13"><text:s text:c="4"/><text:span text:style-name="T6">FOR</text:span><text:span text:style-name="T15"> EACH </text:span><text:span text:style-name="T6">ROW</text:span><text:span text:style-name="T15"> </text:span><text:span text:style-name="T6">BEGIN</text:span></text:p>
            <text:p text:style-name="P13"><text:s text:c="8"/><text:span text:style-name="T6">IF</text:span><text:span text:style-name="T15"> </text:span><text:span text:style-name="T12">(</text:span><text:span text:style-name="T15">NEW</text:span><text:span text:style-name="T10">.</text:span><text:span text:style-name="T15">First_Registration </text:span><text:span text:style-name="T6">IS</text:span><text:span text:style-name="T15"> </text:span><text:span text:style-name="T10">NULL</text:span><text:span text:style-name="T12">)</text:span><text:span text:style-name="T15"> </text:span><text:span text:style-name="T6">THEN</text:span></text:p>
            <text:p text:style-name="P13"><text:s text:c="12"/><text:span text:style-name="T6">SET</text:span><text:span text:style-name="T15"> NEW</text:span><text:span text:style-name="T10">.</text:span><text:span text:style-name="T15">First_Registration </text:span><text:span text:style-name="T10">=</text:span><text:span text:style-name="T15"> </text:span><text:span text:style-name="T8">CURDATE</text:span><text:span text:style-name="T12">();</text:span></text:p>
            <text:p text:style-name="P13"><text:s text:c="8"/><text:span text:style-name="T6">END</text:span><text:span text:style-name="T15"> </text:span><text:span text:style-name="T6">IF</text:span><text:span text:style-name="T12">;</text:span></text:p>
            <text:p text:style-name="P13"><text:s text:c="4"/><text:span text:style-name="T6">END</text:span><text:span text:style-name="T15">$$</text:span></text:p>
            <text:p text:style-name="P12">DELIMITER <text:span text:style-name="T11">;</text:span></text:p>
            <text:p text:style-name="P19"/>
            <text:p text:style-name="P12"><text:span text:style-name="T5">DROP</text:span> TRIGGER <text:span text:style-name="T5">IF</text:span> <text:span text:style-name="T5">EXISTS</text:span> add_hotel<text:span text:style-name="T11">;</text:span></text:p>
            <text:p text:style-name="P12"><text:span text:style-name="T5">CREATE</text:span> TRIGGER add_hotel <text:span text:style-name="T5">AFTER</text:span> <text:span text:style-name="T5">INSERT</text:span> <text:span text:style-name="T5">ON</text:span> Hotel</text:p>
            <text:p text:style-name="P13"><text:s text:c="4"/><text:span text:style-name="T6">FOR</text:span><text:span text:style-name="T15"> EACH </text:span><text:span text:style-name="T6">ROW</text:span></text:p>
            <text:p text:style-name="P13"><text:s text:c="8"/><text:span text:style-name="T6">UPDATE</text:span><text:span text:style-name="T15"> Hotel_group </text:span><text:span text:style-name="T6">SET</text:span><text:span text:style-name="T15"> Number_of_hotels </text:span><text:span text:style-name="T10">=</text:span><text:span text:style-name="T15"> Number_of_hotels </text:span><text:span text:style-name="T10">+</text:span><text:span text:style-name="T15"> </text:span><text:span text:style-name="T17">1</text:span><text:span text:style-name="T15"> </text:span><text:span text:style-name="T6">WHERE</text:span><text:span text:style-name="T15"> Hotel_group_ID </text:span><text:span text:style-name="T10">=</text:span><text:span text:style-name="T15"> NEW</text:span><text:span text:style-name="T10">.</text:span><text:span text:style-name="T15">Hotel_group_ID</text:span><text:span text:style-name="T12">;</text:span></text:p>
            <text:p text:style-name="P19"/>
            <text:p text:style-name="P12"><text:span text:style-name="T5">DROP</text:span> TRIGGER <text:span text:style-name="T5">IF</text:span> <text:span text:style-name="T5">EXISTS</text:span> delete_hotel<text:span text:style-name="T11">;</text:span></text:p>
            <text:p text:style-name="P12"><text:span text:style-name="T5">CREATE</text:span> TRIGGER delete_hotel <text:span text:style-name="T5">AFTER</text:span> <text:span text:style-name="T5">DELETE</text:span> <text:span text:style-name="T5">ON</text:span> Hotel</text:p>
            <text:p text:style-name="P13"><text:s text:c="4"/><text:span text:style-name="T6">FOR</text:span><text:span text:style-name="T15"> EACH </text:span><text:span text:style-name="T6">ROW</text:span></text:p>
            <text:p text:style-name="P13"><text:s text:c="8"/><text:span text:style-name="T6">UPDATE</text:span><text:span text:style-name="T15"> Hotel_group </text:span><text:span text:style-name="T6">SET</text:span><text:span text:style-name="T15"> Number_of_hotels </text:span><text:span text:style-name="T10">=</text:span><text:span text:style-name="T15"> Number_of_hotels </text:span><text:span text:style-name="T10">-</text:span><text:span text:style-name="T15"> </text:span><text:span text:style-name="T17">1</text:span><text:span text:style-name="T15"> </text:span><text:span text:style-name="T6">WHERE</text:span><text:span text:style-name="T15"> Hotel_group_ID </text:span><text:span text:style-name="T10">=</text:span><text:span text:style-name="T15"> OLD</text:span><text:span text:style-name="T10">.</text:span><text:span text:style-name="T15">Hotel_group_ID</text:span><text:span text:style-name="T12">;</text:span></text:p>
            <text:p text:style-name="P19"/>
            <text:p text:style-name="P12"><text:span text:style-name="T5">DROP</text:span> TRIGGER <text:span text:style-name="T5">IF</text:span> <text:span text:style-name="T5">EXISTS</text:span> add_room<text:span text:style-name="T11">;</text:span></text:p>
            <text:p text:style-name="P12"><text:span text:style-name="T5">CREATE</text:span> TRIGGER add_room <text:span text:style-name="T5">AFTER</text:span> <text:span text:style-name="T5">INSERT</text:span> <text:span text:style-name="T5">ON</text:span> Hotel_Room</text:p>
            <text:p text:style-name="P13"><text:s text:c="4"/><text:span text:style-name="T6">FOR</text:span><text:span text:style-name="T15"> EACH </text:span><text:span text:style-name="T6">ROW</text:span></text:p>
            <text:p text:style-name="P13"><text:s text:c="8"/><text:span text:style-name="T6">UPDATE</text:span><text:span text:style-name="T15"> Hotel </text:span><text:span text:style-name="T6">SET</text:span><text:span text:style-name="T15"> Number_of_rooms </text:span><text:span text:style-name="T10">=</text:span><text:span text:style-name="T15"> Number_of_rooms </text:span><text:span text:style-name="T10">+</text:span><text:span text:style-name="T15"> </text:span><text:span text:style-name="T17">1</text:span><text:span text:style-name="T15"> </text:span><text:span text:style-name="T6">WHERE</text:span><text:span text:style-name="T15"> Hotel_ID </text:span><text:span text:style-name="T10">=</text:span><text:span text:style-name="T15"> NEW</text:span><text:span text:style-name="T10">.</text:span><text:span text:style-name="T15">Hotel_ID</text:span><text:span text:style-name="T12">;</text:span></text:p>
            <text:p text:style-name="P19"/>
            <text:p text:style-name="P12"><text:span text:style-name="T5">DROP</text:span> TRIGGER <text:span text:style-name="T5">IF</text:span> <text:span text:style-name="T5">EXISTS</text:span> delete_room<text:span text:style-name="T11">;</text:span></text:p>
            <text:p text:style-name="P12"><text:span text:style-name="T5">CREATE</text:span> TRIGGER delete_room <text:span text:style-name="T5">AFTER</text:span> <text:span text:style-name="T5">DELETE</text:span> <text:span text:style-name="T5">ON</text:span> Hotel_Room</text:p>
            <text:p text:style-name="P13"><text:s text:c="4"/><text:span text:style-name="T6">FOR</text:span><text:span text:style-name="T15"> EACH </text:span><text:span text:style-name="T6">ROW</text:span></text:p>
            <text:p text:style-name="P13"><text:s text:c="8"/><text:span text:style-name="T6">UPDATE</text:span><text:span text:style-name="T15"> Hotel </text:span><text:span text:style-name="T6">SET</text:span><text:span text:style-name="T15"> Number_of_rooms </text:span><text:span text:style-name="T10">=</text:span><text:span text:style-name="T15"> Number_of_rooms </text:span><text:span text:style-name="T10">-</text:span><text:span text:style-name="T15"> </text:span><text:span text:style-name="T17">1</text:span><text:span text:style-name="T15"> </text:span><text:span text:style-name="T6">WHERE</text:span><text:span text:style-name="T15"> Hotel_ID </text:span><text:span text:style-name="T10">=</text:span><text:span text:style-name="T15"> OLD</text:span><text:span text:style-name="T10">.</text:span><text:span text:style-name="T15">Hotel_ID</text:span><text:span text:style-name="T12">;</text:span></text:p>
            <text:p text:style-name="P19"/>
            <text:p text:style-name="P17">-- Employee update check</text:p>
            <text:p text:style-name="P12"><text:span text:style-name="T5">DROP</text:span> TRIGGER <text:span text:style-name="T5">IF</text:span> <text:span text:style-name="T5">EXISTS</text:span> update_employee<text:span text:style-name="T11">;</text:span></text:p>
            <text:p text:style-name="P12">DELIMITER $$</text:p>
            <text:p text:style-name="P12"><text:span text:style-name="T5">CREATE</text:span> TRIGGER update_employee BEFORE <text:span text:style-name="T5">UPDATE</text:span> <text:span text:style-name="T5">ON</text:span> Works</text:p>
            <text:p text:style-name="P13"><text:s text:c="4"/><text:span text:style-name="T6">FOR</text:span><text:span text:style-name="T15"> EACH </text:span><text:span text:style-name="T6">ROW</text:span><text:span text:style-name="T15"> </text:span><text:span text:style-name="T6">BEGIN</text:span></text:p>
            <text:p text:style-name="P13"><text:s text:c="8"/><text:span text:style-name="T6">IF</text:span><text:span text:style-name="T15"> OLD</text:span><text:span text:style-name="T10">.</text:span><text:span text:style-name="T8">Position</text:span><text:span text:style-name="T15"> </text:span><text:span text:style-name="T10">=</text:span><text:span text:style-name="T15"> </text:span><text:span text:style-name="T14">'manager'</text:span><text:span text:style-name="T15"> </text:span><text:span text:style-name="T10">AND</text:span><text:span text:style-name="T15"> NEW</text:span><text:span text:style-name="T10">.</text:span><text:span text:style-name="T8">Position</text:span><text:span text:style-name="T15"> </text:span><text:span text:style-name="T10">&lt;&gt;</text:span><text:span text:style-name="T15"> </text:span><text:span text:style-name="T14">'manager'</text:span><text:span text:style-name="T15"> </text:span><text:span text:style-name="T10">AND</text:span></text:p>
            <text:p text:style-name="P13"><text:s text:c="12"/><text:span text:style-name="T12">(</text:span><text:span text:style-name="T6">SELECT</text:span><text:span text:style-name="T15"> </text:span><text:span text:style-name="T8">COUNT</text:span><text:span text:style-name="T10">(</text:span><text:span text:style-name="T15">Employee_IRS</text:span><text:span text:style-name="T10">)</text:span><text:span text:style-name="T15"> </text:span><text:span text:style-name="T6">FROM</text:span><text:span text:style-name="T15"> Works </text:span><text:span text:style-name="T6">WHERE</text:span></text:p>
            <text:p text:style-name="P13"><text:s text:c="16"/><text:span text:style-name="T15">Hotel_ID </text:span><text:span text:style-name="T10">=</text:span><text:span text:style-name="T15"> NEW</text:span><text:span text:style-name="T10">.</text:span><text:span text:style-name="T15">Hotel_ID </text:span><text:span text:style-name="T10">AND</text:span><text:span text:style-name="T15"> </text:span><text:span text:style-name="T8">Position</text:span><text:span text:style-name="T15"> </text:span><text:span text:style-name="T10">=</text:span><text:span text:style-name="T15"> </text:span><text:span text:style-name="T14">'manager'</text:span><text:span text:style-name="T15"> </text:span><text:span text:style-name="T10">AND</text:span></text:p>
            <text:p text:style-name="P13"><text:s text:c="16"/><text:span text:style-name="T15">Start_Date </text:span><text:span text:style-name="T10">&lt;=</text:span><text:span text:style-name="T15"> NEW</text:span><text:span text:style-name="T10">.</text:span><text:span text:style-name="T15">Finish_Date </text:span><text:span text:style-name="T10">AND</text:span><text:span text:style-name="T15"> NEW</text:span><text:span text:style-name="T10">.</text:span><text:span text:style-name="T15">Start_Date </text:span><text:span text:style-name="T10">&lt;=</text:span><text:span text:style-name="T15"> Finish_Date</text:span></text:p>
            <text:p text:style-name="P13"><text:s text:c="12"/><text:span text:style-name="T12">)</text:span><text:span text:style-name="T15"> </text:span><text:span text:style-name="T10">&gt;=</text:span><text:span text:style-name="T15"> </text:span><text:span text:style-name="T17">1</text:span><text:span text:style-name="T15"> </text:span><text:span text:style-name="T6">THEN</text:span></text:p>
            <text:p text:style-name="P13"><text:s text:c="12"/><text:span text:style-name="T6">SET</text:span><text:span text:style-name="T15"> </text:span><text:span text:style-name="T28">@message_text</text:span><text:span text:style-name="T15"> </text:span><text:span text:style-name="T10">=</text:span><text:span text:style-name="T15"> </text:span><text:span text:style-name="T8">CONCAT</text:span><text:span text:style-name="T12">(</text:span><text:span text:style-name="T14">'Error for employee #'</text:span><text:span text:style-name="T12">,</text:span><text:span text:style-name="T15"> NEW</text:span><text:span text:style-name="T10">.</text:span><text:span text:style-name="T15">Employee_IRS</text:span><text:span text:style-name="T12">,</text:span><text:span text:style-name="T15"> </text:span><text:span text:style-name="T14">': Can''t update this employee since the hotel will be left without a manager.'</text:span><text:span text:style-name="T12">);</text:span></text:p>
            <text:p text:style-name="P13"><text:s text:c="12"/><text:span text:style-name="T15">SIGNAL SQLSTATE </text:span><text:span text:style-name="T14">'45000'</text:span><text:span text:style-name="T15"> </text:span><text:span text:style-name="T6">SET</text:span><text:span text:style-name="T15"> MESSAGE_TEXT </text:span><text:span text:style-name="T10">=</text:span><text:span text:style-name="T15"> </text:span><text:span text:style-name="T28">@message_text</text:span><text:span text:style-name="T12">;</text:span></text:p>
            <text:p text:style-name="P13"><text:s text:c="8"/><text:span text:style-name="T6">END</text:span><text:span text:style-name="T15"> </text:span><text:span text:style-name="T6">IF</text:span><text:span text:style-name="T12">;</text:span></text:p>
            <text:p text:style-name="P13"><text:s text:c="4"/><text:span text:style-name="T6">END</text:span><text:span text:style-name="T15">$$</text:span></text:p>
            <text:p text:style-name="P12">DELIMITER <text:span text:style-name="T11">;</text:span></text:p>
            <text:p text:style-name="P19"/>
            <text:p text:style-name="P17">-- Employee deletion check</text:p>
            <text:p text:style-name="P12"><text:span text:style-name="T5">DROP</text:span> TRIGGER <text:span text:style-name="T5">IF</text:span> <text:span text:style-name="T5">EXISTS</text:span> delete_employee<text:span text:style-name="T11">;</text:span></text:p>
            <text:p text:style-name="P12">DELIMITER $$</text:p>
            <text:p text:style-name="P12"><text:span text:style-name="T5">CREATE</text:span> TRIGGER delete_employee BEFORE <text:span text:style-name="T5">DELETE</text:span> <text:span text:style-name="T5">ON</text:span> Works</text:p>
            <text:p text:style-name="P13"><text:s text:c="4"/><text:span text:style-name="T6">FOR</text:span><text:span text:style-name="T15"> EACH </text:span><text:span text:style-name="T6">ROW</text:span><text:span text:style-name="T15"> </text:span><text:span text:style-name="T6">BEGIN</text:span></text:p>
            <text:p text:style-name="P13"><text:s text:c="8"/><text:span text:style-name="T6">IF</text:span><text:span text:style-name="T15"> OLD</text:span><text:span text:style-name="T10">.</text:span><text:span text:style-name="T8">Position</text:span><text:span text:style-name="T15"> </text:span><text:span text:style-name="T10">=</text:span><text:span text:style-name="T15"> </text:span><text:span text:style-name="T14">'manager'</text:span><text:span text:style-name="T15"> </text:span><text:span text:style-name="T10">AND</text:span><text:span text:style-name="T15"> </text:span><text:span text:style-name="T12">(</text:span><text:span text:style-name="T6">SELECT</text:span><text:span text:style-name="T15"> </text:span><text:span text:style-name="T8">COUNT</text:span><text:span text:style-name="T10">(</text:span><text:span text:style-name="T15">Employee_IRS</text:span><text:span text:style-name="T10">)</text:span><text:span text:style-name="T15"> </text:span><text:span text:style-name="T6">FROM</text:span><text:span text:style-name="T15"> Works </text:span><text:span text:style-name="T6">WHERE</text:span></text:p>
            <text:p text:style-name="P13"><text:s text:c="16"/><text:span text:style-name="T15">Hotel_ID </text:span><text:span text:style-name="T10">=</text:span><text:span text:style-name="T15"> OLD</text:span><text:span text:style-name="T10">.</text:span><text:span text:style-name="T15">Hotel_ID </text:span><text:span text:style-name="T10">AND</text:span><text:span text:style-name="T15"> </text:span><text:span text:style-name="T8">Position</text:span><text:span text:style-name="T15"> </text:span><text:span text:style-name="T10">=</text:span><text:span text:style-name="T15"> </text:span><text:span text:style-name="T14">'manager'</text:span><text:span text:style-name="T15"> </text:span><text:span text:style-name="T10">AND</text:span></text:p>
            <text:p text:style-name="P13"><text:s text:c="16"/><text:span text:style-name="T15">Start_Date </text:span><text:span text:style-name="T10">&lt;=</text:span><text:span text:style-name="T15"> OLD</text:span><text:span text:style-name="T10">.</text:span><text:span text:style-name="T15">Finish_Date </text:span><text:span text:style-name="T10">AND</text:span><text:span text:style-name="T15"> OLD</text:span><text:span text:style-name="T10">.</text:span><text:span text:style-name="T15">Start_Date </text:span><text:span text:style-name="T10">&lt;=</text:span><text:span text:style-name="T15"> Finish_Date</text:span></text:p>
            <text:p text:style-name="P13"><text:soft-page-break/><text:s text:c="12"/><text:span text:style-name="T12">)</text:span><text:span text:style-name="T15"> </text:span><text:span text:style-name="T10">&gt;=</text:span><text:span text:style-name="T15"> </text:span><text:span text:style-name="T17">1</text:span><text:span text:style-name="T15"> </text:span><text:span text:style-name="T6">THEN</text:span></text:p>
            <text:p text:style-name="P13"><text:s text:c="12"/><text:span text:style-name="T6">SET</text:span><text:span text:style-name="T15"> </text:span><text:span text:style-name="T28">@message_text</text:span><text:span text:style-name="T15"> </text:span><text:span text:style-name="T10">=</text:span><text:span text:style-name="T15"> </text:span><text:span text:style-name="T8">CONCAT</text:span><text:span text:style-name="T12">(</text:span><text:span text:style-name="T14">'Error for employee #'</text:span><text:span text:style-name="T12">,</text:span><text:span text:style-name="T15"> OLD</text:span><text:span text:style-name="T10">.</text:span><text:span text:style-name="T15">Employee_IRS</text:span><text:span text:style-name="T12">,</text:span><text:span text:style-name="T15"> </text:span><text:span text:style-name="T14">': Can''t delete this employee since the hotel will be left without a manager.'</text:span><text:span text:style-name="T12">);</text:span></text:p>
            <text:p text:style-name="P13"><text:s text:c="12"/><text:span text:style-name="T15">SIGNAL SQLSTATE </text:span><text:span text:style-name="T14">'45000'</text:span><text:span text:style-name="T15"> </text:span><text:span text:style-name="T6">SET</text:span><text:span text:style-name="T15"> MESSAGE_TEXT </text:span><text:span text:style-name="T10">=</text:span><text:span text:style-name="T15"> </text:span><text:span text:style-name="T28">@message_text</text:span><text:span text:style-name="T12">;</text:span></text:p>
            <text:p text:style-name="P13"><text:s text:c="8"/><text:span text:style-name="T6">END</text:span><text:span text:style-name="T15"> </text:span><text:span text:style-name="T6">IF</text:span><text:span text:style-name="T12">;</text:span></text:p>
            <text:p text:style-name="P13"><text:s text:c="4"/><text:span text:style-name="T6">END</text:span><text:span text:style-name="T15">$$</text:span></text:p>
            <text:p text:style-name="P12">DELIMITER <text:span text:style-name="T11">;</text:span></text:p>
            <text:p text:style-name="P19"/>
            <text:p text:style-name="P17">-- Employee assignment checks</text:p>
            <text:p text:style-name="P12"><text:span text:style-name="T5">DROP</text:span> TRIGGER <text:span text:style-name="T5">IF</text:span> <text:span text:style-name="T5">EXISTS</text:span> assign_employee<text:span text:style-name="T11">;</text:span></text:p>
            <text:p text:style-name="P12">DELIMITER $$</text:p>
            <text:p text:style-name="P12"><text:span text:style-name="T5">CREATE</text:span> TRIGGER assign_employee BEFORE <text:span text:style-name="T5">INSERT</text:span> <text:span text:style-name="T5">ON</text:span> Works</text:p>
            <text:p text:style-name="P13"><text:s text:c="4"/><text:span text:style-name="T6">FOR</text:span><text:span text:style-name="T15"> EACH </text:span><text:span text:style-name="T6">ROW</text:span><text:span text:style-name="T15"> </text:span><text:span text:style-name="T6">BEGIN</text:span></text:p>
            <text:p text:style-name="P13"><text:s text:c="8"/><text:span text:style-name="T6">IF</text:span><text:span text:style-name="T15"> NEW</text:span><text:span text:style-name="T10">.</text:span><text:span text:style-name="T15">Finish_Date </text:span><text:span text:style-name="T10">&lt;</text:span><text:span text:style-name="T15"> NEW</text:span><text:span text:style-name="T10">.</text:span><text:span text:style-name="T15">Start_Date </text:span><text:span text:style-name="T6">THEN</text:span></text:p>
            <text:p text:style-name="P13"><text:s text:c="12"/><text:span text:style-name="T6">SET</text:span><text:span text:style-name="T15"> </text:span><text:span text:style-name="T28">@message_text</text:span><text:span text:style-name="T15"> </text:span><text:span text:style-name="T10">=</text:span><text:span text:style-name="T15"> </text:span><text:span text:style-name="T8">CONCAT</text:span><text:span text:style-name="T12">(</text:span><text:span text:style-name="T14">'Error for employee #'</text:span><text:span text:style-name="T12">,</text:span><text:span text:style-name="T15"> NEW</text:span><text:span text:style-name="T10">.</text:span><text:span text:style-name="T15">Employee_IRS</text:span><text:span text:style-name="T12">,</text:span><text:span text:style-name="T15"> </text:span><text:span text:style-name="T14">': Finish date can''t be earlier than start date'</text:span><text:span text:style-name="T12">);</text:span></text:p>
            <text:p text:style-name="P13"><text:s text:c="12"/><text:span text:style-name="T15">SIGNAL SQLSTATE </text:span><text:span text:style-name="T14">'45000'</text:span><text:span text:style-name="T15"> </text:span><text:span text:style-name="T6">SET</text:span><text:span text:style-name="T15"> MESSAGE_TEXT </text:span><text:span text:style-name="T10">=</text:span><text:span text:style-name="T15"> </text:span><text:span text:style-name="T28">@message_text</text:span><text:span text:style-name="T12">;</text:span></text:p>
            <text:p text:style-name="P13"><text:s text:c="8"/><text:span text:style-name="T6">END</text:span><text:span text:style-name="T15"> </text:span><text:span text:style-name="T6">IF</text:span><text:span text:style-name="T12">;</text:span></text:p>
            <text:p text:style-name="P13"><text:s text:c="8"/><text:span text:style-name="T6">IF</text:span><text:span text:style-name="T15"> </text:span><text:span text:style-name="T10">(</text:span><text:span text:style-name="T6">SELECT</text:span><text:span text:style-name="T15"> </text:span><text:span text:style-name="T8">COUNT</text:span><text:span text:style-name="T10">(</text:span><text:span text:style-name="T15">Employee_IRS</text:span><text:span text:style-name="T10">)</text:span><text:span text:style-name="T15"> </text:span><text:span text:style-name="T6">FROM</text:span><text:span text:style-name="T15"> Works </text:span><text:span text:style-name="T6">WHERE</text:span><text:span text:style-name="T15"> Employee_IRS </text:span><text:span text:style-name="T10">=</text:span><text:span text:style-name="T15"> NEW</text:span><text:span text:style-name="T10">.</text:span><text:span text:style-name="T15">Employee_IRS </text:span><text:span text:style-name="T10">AND</text:span></text:p>
            <text:p text:style-name="P13"><text:s text:c="12"/><text:span text:style-name="T15">Start_Date </text:span><text:span text:style-name="T10">&lt;=</text:span><text:span text:style-name="T15"> NEW</text:span><text:span text:style-name="T10">.</text:span><text:span text:style-name="T15">Finish_Date </text:span><text:span text:style-name="T10">AND</text:span><text:span text:style-name="T15"> NEW</text:span><text:span text:style-name="T10">.</text:span><text:span text:style-name="T15">Start_Date </text:span><text:span text:style-name="T10">&lt;=</text:span><text:span text:style-name="T15"> Finish_Date</text:span></text:p>
            <text:p text:style-name="P13"><text:s text:c="8"/><text:span text:style-name="T10">)</text:span><text:span text:style-name="T15"> </text:span><text:span text:style-name="T10">&gt;=</text:span><text:span text:style-name="T15"> </text:span><text:span text:style-name="T17">1</text:span><text:span text:style-name="T15"> </text:span><text:span text:style-name="T6">THEN</text:span></text:p>
            <text:p text:style-name="P13"><text:s text:c="12"/><text:span text:style-name="T6">SET</text:span><text:span text:style-name="T15"> </text:span><text:span text:style-name="T28">@message_text</text:span><text:span text:style-name="T15"> </text:span><text:span text:style-name="T10">=</text:span><text:span text:style-name="T15"> </text:span><text:span text:style-name="T8">CONCAT</text:span><text:span text:style-name="T10">(</text:span><text:span text:style-name="T14">'Error for employee #'</text:span><text:span text:style-name="T12">,</text:span><text:span text:style-name="T15"> NEW</text:span><text:span text:style-name="T10">.</text:span><text:span text:style-name="T15">Employee_IRS</text:span><text:span text:style-name="T12">,</text:span><text:span text:style-name="T15"> </text:span><text:span text:style-name="T14">': The given working period conflicts with an existent one.'</text:span><text:span text:style-name="T10">)</text:span><text:span text:style-name="T12">;</text:span></text:p>
            <text:p text:style-name="P13"><text:s text:c="12"/><text:span text:style-name="T15">SIGNAL SQLSTATE </text:span><text:span text:style-name="T14">'45000'</text:span><text:span text:style-name="T15"> </text:span><text:span text:style-name="T6">SET</text:span><text:span text:style-name="T15"> MESSAGE_TEXT </text:span><text:span text:style-name="T10">=</text:span><text:span text:style-name="T15"> </text:span><text:span text:style-name="T28">@message_text</text:span><text:span text:style-name="T12">;</text:span></text:p>
            <text:p text:style-name="P13"><text:s text:c="8"/><text:span text:style-name="T6">END</text:span><text:span text:style-name="T15"> </text:span><text:span text:style-name="T6">IF</text:span><text:span text:style-name="T12">;</text:span></text:p>
            <text:p text:style-name="P13"><text:s text:c="4"/><text:span text:style-name="T6">END</text:span><text:span text:style-name="T15">$$</text:span></text:p>
            <text:p text:style-name="P12">DELIMITER <text:span text:style-name="T11">;</text:span></text:p>
            <text:p text:style-name="P19"/>
            <text:p text:style-name="P17">-- Reserve check</text:p>
            <text:p text:style-name="P12"><text:span text:style-name="T5">DROP</text:span> TRIGGER <text:span text:style-name="T5">IF</text:span> <text:span text:style-name="T5">EXISTS</text:span> reserve_room<text:span text:style-name="T11">;</text:span></text:p>
            <text:p text:style-name="P12">DELIMITER $$</text:p>
            <text:p text:style-name="P12"><text:span text:style-name="T5">CREATE</text:span> TRIGGER reserve_room BEFORE <text:span text:style-name="T5">INSERT</text:span> <text:span text:style-name="T5">ON</text:span> Reserves</text:p>
            <text:p text:style-name="P13"><text:s text:c="4"/><text:span text:style-name="T6">FOR</text:span><text:span text:style-name="T15"> EACH </text:span><text:span text:style-name="T6">ROW</text:span><text:span text:style-name="T15"> </text:span><text:span text:style-name="T6">BEGIN</text:span></text:p>
            <text:p text:style-name="P13"><text:s text:c="8"/><text:span text:style-name="T6">IF</text:span><text:span text:style-name="T15"> NEW</text:span><text:span text:style-name="T10">.</text:span><text:span text:style-name="T15">Start_Date </text:span><text:span text:style-name="T10">&gt;</text:span><text:span text:style-name="T15"> NEW</text:span><text:span text:style-name="T10">.</text:span><text:span text:style-name="T15">Finish_Date </text:span><text:span text:style-name="T6">THEN</text:span></text:p>
            <text:p text:style-name="P13"><text:s text:c="12"/><text:span text:style-name="T6">SET</text:span><text:span text:style-name="T15"> </text:span><text:span text:style-name="T28">@message_text</text:span><text:span text:style-name="T15"> </text:span><text:span text:style-name="T10">=</text:span><text:span text:style-name="T15"> </text:span><text:span text:style-name="T8">CONCAT</text:span><text:span text:style-name="T12">(</text:span><text:span text:style-name="T14">'Error for reserve ('</text:span><text:span text:style-name="T12">,</text:span><text:span text:style-name="T15"> NEW</text:span><text:span text:style-name="T10">.</text:span><text:span text:style-name="T15">Room_ID</text:span><text:span text:style-name="T12">,</text:span><text:span text:style-name="T15"> </text:span><text:span text:style-name="T14">', '</text:span><text:span text:style-name="T12">,</text:span><text:span text:style-name="T15"> NEW</text:span><text:span text:style-name="T10">.</text:span><text:span text:style-name="T15">Hotel_ID</text:span><text:span text:style-name="T12">,</text:span><text:span text:style-name="T15"> </text:span><text:span text:style-name="T14">', '</text:span><text:span text:style-name="T12">,</text:span><text:span text:style-name="T15"> NEW</text:span><text:span text:style-name="T10">.</text:span><text:span text:style-name="T15">Start_Date </text:span><text:span text:style-name="T12">,</text:span><text:span text:style-name="T15"> </text:span><text:span text:style-name="T14">'): Finish date can''t be earlier than start date.'</text:span><text:span text:style-name="T12">);</text:span></text:p>
            <text:p text:style-name="P13"><text:s text:c="12"/><text:span text:style-name="T15">SIGNAL SQLSTATE </text:span><text:span text:style-name="T14">'45000'</text:span><text:span text:style-name="T15"> </text:span><text:span text:style-name="T6">SET</text:span><text:span text:style-name="T15"> MESSAGE_TEXT </text:span><text:span text:style-name="T10">=</text:span><text:span text:style-name="T15"> </text:span><text:span text:style-name="T28">@message_text</text:span><text:span text:style-name="T12">;</text:span></text:p>
            <text:p text:style-name="P13"><text:s text:c="8"/><text:span text:style-name="T6">END</text:span><text:span text:style-name="T15"> </text:span><text:span text:style-name="T6">IF</text:span><text:span text:style-name="T12">;</text:span></text:p>
            <text:p text:style-name="P13"><text:s text:c="8"/><text:span text:style-name="T6">IF</text:span><text:span text:style-name="T15"> </text:span><text:span text:style-name="T10">(</text:span><text:span text:style-name="T6">SELECT</text:span><text:span text:style-name="T15"> </text:span><text:span text:style-name="T8">COUNT</text:span><text:span text:style-name="T10">(</text:span><text:span text:style-name="T15">Room_ID</text:span><text:span text:style-name="T10">)</text:span></text:p>
            <text:p text:style-name="P13"><text:s text:c="12"/><text:span text:style-name="T6">FROM</text:span><text:span text:style-name="T15"> Reserves</text:span></text:p>
            <text:p text:style-name="P13"><text:s text:c="12"/><text:span text:style-name="T6">WHERE</text:span></text:p>
            <text:p text:style-name="P13"><text:s text:c="16"/><text:span text:style-name="T15">Room_ID </text:span><text:span text:style-name="T10">=</text:span><text:span text:style-name="T15"> NEW</text:span><text:span text:style-name="T10">.</text:span><text:span text:style-name="T15">Room_ID </text:span><text:span text:style-name="T10">AND</text:span><text:span text:style-name="T15"> </text:span></text:p>
            <text:p text:style-name="P13"><text:s text:c="16"/><text:span text:style-name="T15">Hotel_ID </text:span><text:span text:style-name="T10">=</text:span><text:span text:style-name="T15"> NEW</text:span><text:span text:style-name="T10">.</text:span><text:span text:style-name="T15">Hotel_ID </text:span><text:span text:style-name="T10">AND</text:span></text:p>
            <text:p text:style-name="P13"><text:s text:c="16"/><text:span text:style-name="T15">Start_Date </text:span><text:span text:style-name="T10">&lt;=</text:span><text:span text:style-name="T15"> NEW</text:span><text:span text:style-name="T10">.</text:span><text:span text:style-name="T15">Finish_Date </text:span><text:span text:style-name="T10">AND</text:span><text:span text:style-name="T15"> </text:span></text:p>
            <text:p text:style-name="P13"><text:s text:c="16"/><text:span text:style-name="T15">NEW</text:span><text:span text:style-name="T10">.</text:span><text:span text:style-name="T15">Start_Date </text:span><text:span text:style-name="T10">&lt;=</text:span><text:span text:style-name="T15"> Finish_Date</text:span></text:p>
            <text:p text:style-name="P13"><text:s text:c="12"/><text:span text:style-name="T10">)</text:span><text:span text:style-name="T15"> </text:span><text:span text:style-name="T10">&gt;=</text:span><text:span text:style-name="T15"> </text:span><text:span text:style-name="T17">1</text:span><text:span text:style-name="T15"> </text:span><text:span text:style-name="T6">THEN</text:span></text:p>
            <text:p text:style-name="P13"><text:s text:c="12"/><text:span text:style-name="T6">SET</text:span><text:span text:style-name="T15"> </text:span><text:span text:style-name="T28">@message_text</text:span><text:span text:style-name="T15"> </text:span><text:span text:style-name="T10">=</text:span><text:span text:style-name="T15"> </text:span><text:span text:style-name="T8">CONCAT</text:span><text:span text:style-name="T10">(</text:span><text:span text:style-name="T14">'Error for reserve ('</text:span><text:span text:style-name="T12">,</text:span><text:span text:style-name="T15"> NEW</text:span><text:span text:style-name="T10">.</text:span><text:span text:style-name="T15">Room_ID</text:span><text:span text:style-name="T12">,</text:span><text:span text:style-name="T15"> </text:span><text:span text:style-name="T14">', '</text:span><text:span text:style-name="T12">,</text:span><text:span text:style-name="T15"> NEW</text:span><text:span text:style-name="T10">.</text:span><text:span text:style-name="T15">Hotel_ID</text:span><text:span text:style-name="T12">,</text:span><text:span text:style-name="T15"> </text:span><text:span text:style-name="T14">', '</text:span><text:span text:style-name="T12">,</text:span><text:span text:style-name="T15"> NEW</text:span><text:span text:style-name="T10">.</text:span><text:span text:style-name="T15">Start_Date </text:span><text:span text:style-name="T12">,</text:span><text:span text:style-name="T15"> </text:span><text:span text:style-name="T14">') : Reserve period conflicts with an existent one.'</text:span><text:span text:style-name="T10">)</text:span><text:span text:style-name="T12">;</text:span></text:p>
            <text:p text:style-name="P13"><text:s text:c="12"/><text:span text:style-name="T15">SIGNAL SQLSTATE </text:span><text:span text:style-name="T14">'45000'</text:span><text:span text:style-name="T15"> </text:span><text:span text:style-name="T6">SET</text:span><text:span text:style-name="T15"> MESSAGE_TEXT </text:span><text:span text:style-name="T10">=</text:span><text:span text:style-name="T15"> </text:span><text:span text:style-name="T28">@message_text</text:span><text:span text:style-name="T12">;</text:span></text:p>
            <text:p text:style-name="P13"><text:s text:c="8"/><text:span text:style-name="T6">END</text:span><text:span text:style-name="T15"> </text:span><text:span text:style-name="T6">IF</text:span><text:span text:style-name="T12">;</text:span></text:p>
            <text:p text:style-name="P13"><text:s text:c="4"/><text:span text:style-name="T6">END</text:span><text:span text:style-name="T15">$$</text:span></text:p>
            <text:p text:style-name="P12">DELIMITER <text:span text:style-name="T11">;</text:span> <text:s text:c="2"/></text:p>
            <text:p text:style-name="P19"/>
            <text:p text:style-name="P17">-- Payment for room rental</text:p>
            <text:p text:style-name="P12"><text:span text:style-name="T5">DROP</text:span> TRIGGER <text:span text:style-name="T5">IF</text:span> <text:span text:style-name="T5">EXISTS</text:span> pay_room_rent<text:span text:style-name="T11">;</text:span></text:p>
            <text:p text:style-name="P12">DELIMITER $$</text:p>
            <text:p text:style-name="P12"><text:span text:style-name="T5">CREATE</text:span> TRIGGER pay_room_rent <text:span text:style-name="T5">AFTER</text:span> <text:span text:style-name="T5">INSERT</text:span> <text:span text:style-name="T5">ON</text:span> Payment_Transaction</text:p>
            <text:p text:style-name="P13"><text:s text:c="4"/><text:span text:style-name="T6">FOR</text:span><text:span text:style-name="T15"> EACH </text:span><text:span text:style-name="T6">ROW</text:span><text:span text:style-name="T15"> </text:span><text:span text:style-name="T6">BEGIN</text:span></text:p>
            <text:p text:style-name="P13"><text:s text:c="8"/><text:span text:style-name="T15">DECLARE s_date </text:span><text:span text:style-name="T16">DATE</text:span><text:span text:style-name="T12">;</text:span></text:p>
            <text:p text:style-name="P13"><text:s text:c="8"/><text:span text:style-name="T15">DECLARE r_id</text:span><text:span text:style-name="T12">,</text:span><text:span text:style-name="T15"> h_id </text:span><text:span text:style-name="T16">INT</text:span><text:span text:style-name="T12">;</text:span></text:p>
            <text:p text:style-name="P13"><text:s text:c="8"/><text:span text:style-name="T6">SET</text:span><text:span text:style-name="T15"> s_date </text:span><text:span text:style-name="T10">=</text:span><text:span text:style-name="T15"> </text:span><text:span text:style-name="T10">(</text:span><text:span text:style-name="T6">SELECT</text:span><text:span text:style-name="T15"> Start_Date </text:span><text:span text:style-name="T6">FROM</text:span><text:span text:style-name="T15"> Rents </text:span><text:span text:style-name="T6">WHERE</text:span><text:span text:style-name="T15"> Rent_ID </text:span><text:span text:style-name="T10">=</text:span><text:span text:style-name="T15"> NEW</text:span><text:span text:style-name="T10">.</text:span><text:span text:style-name="T15">Rent_ID</text:span><text:span text:style-name="T10">)</text:span><text:span text:style-name="T12">;</text:span></text:p>
            <text:p text:style-name="P13"><text:s text:c="8"/><text:span text:style-name="T6">SET</text:span><text:span text:style-name="T15"> r_id </text:span><text:span text:style-name="T10">=</text:span><text:span text:style-name="T15"> </text:span><text:span text:style-name="T10">(</text:span><text:span text:style-name="T6">SELECT</text:span><text:span text:style-name="T15"> Room_ID </text:span><text:span text:style-name="T6">FROM</text:span><text:span text:style-name="T15"> Rents </text:span><text:span text:style-name="T6">WHERE</text:span><text:span text:style-name="T15"> Rent_ID </text:span><text:span text:style-name="T10">=</text:span><text:span text:style-name="T15"> NEW</text:span><text:span text:style-name="T10">.</text:span><text:span text:style-name="T15">Rent_ID</text:span><text:span text:style-name="T10">)</text:span><text:span text:style-name="T12">;</text:span></text:p>
            <text:p text:style-name="P13"><text:s text:c="8"/><text:span text:style-name="T6">SET</text:span><text:span text:style-name="T15"> h_id </text:span><text:span text:style-name="T10">=</text:span><text:span text:style-name="T15"> </text:span><text:span text:style-name="T10">(</text:span><text:span text:style-name="T6">SELECT</text:span><text:span text:style-name="T15"> Hotel_ID </text:span><text:span text:style-name="T6">FROM</text:span><text:span text:style-name="T15"> Rents </text:span><text:span text:style-name="T6">WHERE</text:span><text:span text:style-name="T15"> Rent_ID </text:span><text:span text:style-name="T10">=</text:span><text:span text:style-name="T15"> NEW</text:span><text:span text:style-name="T10">.</text:span><text:span text:style-name="T15">Rent_ID</text:span><text:span text:style-name="T10">)</text:span><text:span text:style-name="T12">;</text:span></text:p>
            <text:p text:style-name="P13"><text:s text:c="8"/><text:span text:style-name="T6">UPDATE</text:span><text:span text:style-name="T15"> Reserves </text:span><text:span text:style-name="T6">SET</text:span><text:span text:style-name="T15"> Paid </text:span><text:span text:style-name="T10">=</text:span><text:span text:style-name="T15"> </text:span><text:span text:style-name="T17">1</text:span><text:span text:style-name="T15"> </text:span><text:span text:style-name="T6">WHERE</text:span><text:span text:style-name="T15"> Start_Date </text:span><text:span text:style-name="T10">=</text:span><text:span text:style-name="T15"> s_date </text:span><text:span text:style-name="T10">AND</text:span><text:span text:style-name="T15"> Room_ID </text:span><text:span text:style-name="T10">=</text:span><text:span text:style-name="T15"> r_id </text:span><text:span text:style-name="T10">AND</text:span><text:span text:style-name="T15"> Hotel_ID </text:span><text:span text:style-name="T10">=</text:span><text:span text:style-name="T15"> h_id</text:span><text:span text:style-name="T12">;</text:span></text:p>
            <text:p text:style-name="P13"><text:s text:c="4"/><text:span text:style-name="T6">END</text:span><text:span text:style-name="T15">$$</text:span></text:p>
            <text:p text:style-name="P39"><text:span text:style-name="T20">DELIMITER </text:span><text:span text:style-name="T19">;</text:span></text:p>
          </table:table-cell>
        </table:table-row>
      </table:table>
      <text:p text:style-name="P27"/>
      <text:p text:style-name="P10"><text:soft-page-break/><text:span text:style-name="T3">2.2 </text:span><text:span text:style-name="T4">Ερωτήματα SQL στο backend</text:span></text:p>
      <text:p text:style-name="P25">Επιπλέον των προηγουμένων, η εφαρμογή εκτελεί ερωτήματα SQL μέσω της PHP (επέκταση MySQLi) που αφορούν την εισαγωγή, επεξεργασία, διαγραφή ή αναζήτηση καταχωρήσεων στους πίνακες της βάσης δεδομένων.</text:p>
      <text:p text:style-name="P25"/>
      <text:p text:style-name="P25">Τα εν λόγω ερωτήματα μπορούν να βρεθούν στον κώδικα της εφαρμογής που συμπεριλαμβάνεται στο αρχείο υποβολής. Ενδεικτικά παρατίθενται κάποια παραδείγματα:</text:p>
      <text:p text:style-name="P25"/>
      <text:list xml:id="list1474097451490633676" text:style-name="L1">
        <text:list-item>
          <text:p text:style-name="P26">Ερώτημα για την εύρεση του ιστορικού κρατήσεων/ενοικιάσεων για ένα δωμάτιο σε χρονολογική σειρά (νεότερες προς παλαιότερες):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0"><text:span text:style-name="T21">SELECT</text:span><text:span text:style-name="T20"> Reserves</text:span><text:span text:style-name="T22">.</text:span><text:span text:style-name="T19">*,</text:span></text:p>
            <text:p text:style-name="P20"><text:span text:style-name="T19"><text:s text:c="7"/></text:span><text:span text:style-name="T20">Rents</text:span><text:span text:style-name="T22">.</text:span><text:span text:style-name="T20">Rent_ID</text:span><text:span text:style-name="T19">,</text:span></text:p>
            <text:p text:style-name="P20"><text:span text:style-name="T19"><text:s text:c="7"/></text:span><text:span text:style-name="T20">Payment_Transaction</text:span><text:span text:style-name="T22">.</text:span><text:span text:style-name="T20">Payment_Method</text:span><text:span text:style-name="T19">,</text:span><text:span text:style-name="T20"> Payment_Transaction</text:span><text:span text:style-name="T22">.</text:span><text:span text:style-name="T20">Payment_Amount</text:span></text:p>
            <text:p text:style-name="P20"><text:span text:style-name="T21">FROM</text:span><text:span text:style-name="T20"> <text:s text:c="2"/>Reserves</text:span></text:p>
            <text:p text:style-name="P20"><text:span text:style-name="T23">LEFT</text:span><text:span text:style-name="T20"> </text:span><text:span text:style-name="T21">JOIN</text:span><text:span text:style-name="T20"> Rents </text:span><text:span text:style-name="T21">ON</text:span><text:span text:style-name="T20"> Rents</text:span><text:span text:style-name="T22">.</text:span><text:span text:style-name="T20">Room_ID </text:span><text:span text:style-name="T22">=</text:span><text:span text:style-name="T20"> Reserves</text:span><text:span text:style-name="T22">.</text:span><text:span text:style-name="T20">Room_ID </text:span><text:span text:style-name="T22">AND</text:span><text:span text:style-name="T20"> Rents</text:span><text:span text:style-name="T22">.</text:span><text:span text:style-name="T20">Hotel_ID </text:span><text:span text:style-name="T22">=</text:span><text:span text:style-name="T20"> Reserves</text:span><text:span text:style-name="T22">.</text:span><text:span text:style-name="T20">Hotel_ID </text:span><text:span text:style-name="T22">AND</text:span><text:span text:style-name="T20"> Rents</text:span><text:span text:style-name="T22">.</text:span><text:span text:style-name="T20">Start_Date </text:span><text:span text:style-name="T22">=</text:span><text:span text:style-name="T20"> Reserves</text:span><text:span text:style-name="T22">.</text:span><text:span text:style-name="T20">Start_Date</text:span></text:p>
            <text:p text:style-name="P20"><text:span text:style-name="T23">LEFT</text:span><text:span text:style-name="T20"> </text:span><text:span text:style-name="T21">JOIN</text:span><text:span text:style-name="T20"> Payment_Transaction </text:span><text:span text:style-name="T21">ON</text:span><text:span text:style-name="T20"> Payment_Transaction</text:span><text:span text:style-name="T22">.</text:span><text:span text:style-name="T20">Rent_ID </text:span><text:span text:style-name="T22">=</text:span><text:span text:style-name="T20"> Rents</text:span><text:span text:style-name="T22">.</text:span><text:span text:style-name="T20">Rent_ID</text:span></text:p>
            <text:p text:style-name="P20"><text:span text:style-name="T21">WHERE</text:span><text:span text:style-name="T20"> Reserves</text:span><text:span text:style-name="T22">.</text:span><text:span text:style-name="T20">Room_ID </text:span><text:span text:style-name="T22">=</text:span><text:span text:style-name="T20"> </text:span><text:span text:style-name="T24">{$room_id}</text:span><text:span text:style-name="T20"> </text:span><text:span text:style-name="T22">AND</text:span><text:span text:style-name="T20"> Reserves</text:span><text:span text:style-name="T22">.</text:span><text:span text:style-name="T20">Hotel_ID </text:span><text:span text:style-name="T22">=</text:span><text:span text:style-name="T20"> </text:span><text:span text:style-name="T24">{$hotel_id}</text:span></text:p>
            <text:p text:style-name="P20"><text:span text:style-name="T21">ORDER</text:span><text:span text:style-name="T20"> </text:span><text:span text:style-name="T21">BY</text:span><text:span text:style-name="T20"> Reserves</text:span><text:span text:style-name="T22">.</text:span><text:span text:style-name="T20">Start_Date </text:span><text:span text:style-name="T21">DESC</text:span></text:p>
          </table:table-cell>
        </table:table-row>
      </table:table>
      <text:list xml:id="list223640055204982" text:continue-numbering="true" text:style-name="L1">
        <text:list-header>
          <text:p text:style-name="P26"/>
        </text:list-header>
        <text:list-item>
          <text:p text:style-name="P26">Ερώτημα για την εύρεση των υπαλλήλων που εργάζονται αυτήν τη στιγμή σε ένα ξενοδοχείο, ενοποιημένο με πληροφορίες για την εργασία: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0"><text:span text:style-name="T21">SELECT</text:span><text:span text:style-name="T20"> Employee</text:span><text:span text:style-name="T22">.</text:span><text:span text:style-name="T19">*,</text:span><text:span text:style-name="T20"> Works</text:span><text:span text:style-name="T22">.</text:span><text:span text:style-name="T19">*</text:span></text:p>
            <text:p text:style-name="P20"><text:span text:style-name="T21">FROM</text:span><text:span text:style-name="T20"> <text:s text:c="2"/>Employee</text:span></text:p>
            <text:p text:style-name="P20"><text:span text:style-name="T21">INNER</text:span><text:span text:style-name="T20"> </text:span><text:span text:style-name="T21">JOIN</text:span><text:span text:style-name="T20"> Works </text:span><text:span text:style-name="T21">ON</text:span><text:span text:style-name="T20"> Works</text:span><text:span text:style-name="T22">.</text:span><text:span text:style-name="T20">Employee_IRS </text:span><text:span text:style-name="T22">=</text:span><text:span text:style-name="T20"> Employee</text:span><text:span text:style-name="T22">.</text:span><text:span text:style-name="T20">Employee_IRS</text:span></text:p>
            <text:p text:style-name="P20"><text:span text:style-name="T21">WHERE</text:span><text:span text:style-name="T20"> Works</text:span><text:span text:style-name="T22">.</text:span><text:span text:style-name="T20">Hotel_ID </text:span><text:span text:style-name="T22">=</text:span><text:span text:style-name="T20"> </text:span><text:span text:style-name="T25">{</text:span><text:span text:style-name="T24">$hotel_id</text:span><text:span text:style-name="T25">}</text:span><text:span text:style-name="T20"> </text:span><text:span text:style-name="T22">AND</text:span><text:span text:style-name="T20"> </text:span><text:span text:style-name="T23">CURDATE</text:span><text:span text:style-name="T22">()</text:span><text:span text:style-name="T20"> </text:span><text:span text:style-name="T21">BETWEEN</text:span><text:span text:style-name="T20"> Works</text:span><text:span text:style-name="T22">.</text:span><text:span text:style-name="T20">Start_Date </text:span><text:span text:style-name="T22">AND</text:span><text:span text:style-name="T20"> Works</text:span><text:span text:style-name="T22">.</text:span><text:span text:style-name="T20">Finish_Date</text:span></text:p>
          </table:table-cell>
        </table:table-row>
      </table:table>
      <text:p text:style-name="P8"/>
      <text:list xml:id="list223641574946338" text:continue-numbering="true" text:style-name="L1">
        <text:list-item>
          <text:p text:style-name="P29">Ερώτημα για την εισαγωγή μίας νέας κράτησης: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1"><text:span text:style-name="T21">INSERT</text:span><text:span text:style-name="T20"> </text:span><text:span text:style-name="T21">INTO</text:span><text:span text:style-name="T20"> Reserves </text:span><text:span text:style-name="T22">(</text:span><text:span text:style-name="T20">Customer_IRS</text:span><text:span text:style-name="T19">,</text:span><text:span text:style-name="T20"> Room_ID</text:span><text:span text:style-name="T19">,</text:span><text:span text:style-name="T20"> Hotel_ID</text:span><text:span text:style-name="T19">,</text:span><text:span text:style-name="T20"> Start_Date</text:span><text:span text:style-name="T19">,</text:span><text:span text:style-name="T20"> Finish_Date</text:span><text:span text:style-name="T22">)</text:span></text:p>
            <text:p text:style-name="P21"><text:span text:style-name="T21">VALUES</text:span><text:span text:style-name="T20"> </text:span><text:span text:style-name="T19">(</text:span><text:span text:style-name="T24">{$customer_irs}</text:span><text:span text:style-name="T19">,</text:span><text:span text:style-name="T20"> </text:span><text:span text:style-name="T24">{$room_id}</text:span><text:span text:style-name="T19">,</text:span><text:span text:style-name="T20"> </text:span><text:span text:style-name="T24">{$hotel_id}</text:span><text:span text:style-name="T19">,</text:span><text:span text:style-name="T20"> </text:span><text:span text:style-name="T27">DATE</text:span><text:span text:style-name="T22">(</text:span><text:span text:style-name="T26">'</text:span><text:span text:style-name="T24">{$start_date}</text:span><text:span text:style-name="T26">'</text:span><text:span text:style-name="T22">)</text:span><text:span text:style-name="T19">,</text:span><text:span text:style-name="T20"> </text:span><text:span text:style-name="T27">DATE</text:span><text:span text:style-name="T22">(</text:span><text:span text:style-name="T26">'</text:span><text:span text:style-name="T24">{$finish_date}</text:span><text:span text:style-name="T26">'</text:span><text:span text:style-name="T22">)</text:span><text:span text:style-name="T19">);</text:span></text:p>
          </table:table-cell>
        </table:table-row>
      </table:table>
      <text:p text:style-name="P9"/>
      <text:p text:style-name="Text_20_body"><text:span text:style-name="T31">Για πολύ συχνά είδη ερωτημάτων, όπως είναι η εισαγωγή/επεξεργασία ή διαγραφή Ξενοδοχείων, Δωματίων, Υπαλλήλων κλπ., δημιουργήθηκαν οι γενικές μέθοδοι </text:span><text:span text:style-name="T29">Model::create()</text:span><text:span text:style-name="T32">, </text:span><text:span text:style-name="T29">Model::update()</text:span><text:span text:style-name="T32">, </text:span><text:span text:style-name="T29">Model::delete()</text:span><text:span text:style-name="T32"> </text:span><text:span text:style-name="T33">(κώδικας στο αρχείο </text:span><text:span text:style-name="T30">/src/models/Model.php</text:span><text:span text:style-name="T33">) </text:span><text:span text:style-name="T32">οι οποίες </text:span><text:span text:style-name="T33">κληρονομούνται σε καθένα από τα Models της εφαρμογής, άρα και στα προαναφερθέντα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1:53:22.031916365</meta:creation-date>
    <dc:date>2018-05-30T22:36:05.915366671</dc:date>
    <meta:editing-duration>PT5M14S</meta:editing-duration>
    <meta:editing-cycles>2</meta:editing-cycles>
    <meta:generator>LibreOffice/5.1.6.2$Linux_X86_64 LibreOffice_project/10m0$Build-2</meta:generator>
    <meta:document-statistic meta:table-count="5" meta:image-count="0" meta:object-count="0" meta:page-count="6" meta:paragraph-count="285" meta:word-count="1656" meta:character-count="13616" meta:non-whitespace-character-count="11177"/>
  </office:meta>
</office:document-meta>
</file>